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style:font-face style:name="monospace" svg:font-family="monospac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0aa066" officeooo:paragraph-rsid="000aa066"/>
    </style:style>
    <style:style style:name="P4" style:family="paragraph" style:parent-style-name="Standard">
      <style:paragraph-properties fo:text-align="start" style:justify-single-word="false"/>
      <style:text-properties officeooo:rsid="00059e0e" officeooo:paragraph-rsid="00059e0e"/>
    </style:style>
    <style:style style:name="P5" style:family="paragraph" style:parent-style-name="Standard">
      <style:paragraph-properties fo:text-align="start" style:justify-single-word="false"/>
      <style:text-properties officeooo:rsid="000657c8" officeooo:paragraph-rsid="000657c8"/>
    </style:style>
    <style:style style:name="P6" style:family="paragraph" style:parent-style-name="Standard">
      <style:paragraph-properties fo:text-align="start" style:justify-single-word="false"/>
      <style:text-properties officeooo:paragraph-rsid="000aa066"/>
    </style:style>
    <style:style style:name="P7" style:family="paragraph" style:parent-style-name="Standard">
      <style:paragraph-properties fo:text-align="start" style:justify-single-word="false"/>
      <style:text-properties officeooo:paragraph-rsid="000aa159"/>
    </style:style>
    <style:style style:name="P8" style:family="paragraph" style:parent-style-name="Standard">
      <style:paragraph-properties fo:text-align="start" style:justify-single-word="false"/>
      <style:text-properties officeooo:rsid="000aa159" officeooo:paragraph-rsid="000aa159"/>
    </style:style>
    <style:style style:name="P9" style:family="paragraph" style:parent-style-name="Standard" style:list-style-name="L1">
      <style:paragraph-properties fo:text-align="start" style:justify-single-word="false"/>
      <style:text-properties officeooo:paragraph-rsid="000d10c2"/>
    </style:style>
    <style:style style:name="P10" style:family="paragraph" style:parent-style-name="Standard">
      <style:paragraph-properties fo:text-align="start" style:justify-single-word="false"/>
      <style:text-properties officeooo:paragraph-rsid="000d10c2"/>
    </style:style>
    <style:style style:name="P11" style:family="paragraph" style:parent-style-name="Standard">
      <style:paragraph-properties fo:text-align="start" style:justify-single-word="false"/>
      <style:text-properties officeooo:paragraph-rsid="000d963a"/>
    </style:style>
    <style:style style:name="P12" style:family="paragraph" style:parent-style-name="Standard">
      <style:paragraph-properties fo:text-align="start" style:justify-single-word="false"/>
      <style:text-properties officeooo:paragraph-rsid="000db93a"/>
    </style:style>
    <style:style style:name="P13" style:family="paragraph" style:parent-style-name="Standard">
      <style:paragraph-properties fo:text-align="start" style:justify-single-word="false"/>
      <style:text-properties officeooo:paragraph-rsid="0010f458"/>
    </style:style>
    <style:style style:name="P14" style:family="paragraph" style:parent-style-name="Standard">
      <style:paragraph-properties fo:text-align="start" style:justify-single-word="false"/>
      <style:text-properties officeooo:paragraph-rsid="0011b975"/>
    </style:style>
    <style:style style:name="P15" style:family="paragraph" style:parent-style-name="Standard">
      <style:paragraph-properties fo:text-align="start" style:justify-single-word="false"/>
      <style:text-properties fo:font-size="18pt" officeooo:rsid="0011b975" officeooo:paragraph-rsid="0011b975" style:font-size-asian="18pt" style:font-size-complex="18pt"/>
    </style:style>
    <style:style style:name="P16" style:family="paragraph" style:parent-style-name="Standard">
      <style:paragraph-properties fo:text-align="start" style:justify-single-word="false"/>
      <style:text-properties officeooo:rsid="0011b975" officeooo:paragraph-rsid="0011b975"/>
    </style:style>
    <style:style style:name="P17" style:family="paragraph" style:parent-style-name="Standard">
      <style:paragraph-properties fo:text-align="start" style:justify-single-word="false"/>
      <style:text-properties officeooo:rsid="0011b975" officeooo:paragraph-rsid="0013b57b"/>
    </style:style>
    <style:style style:name="P18" style:family="paragraph" style:parent-style-name="Standard">
      <style:text-properties officeooo:paragraph-rsid="0013b57b"/>
    </style:style>
    <style:style style:name="P19" style:family="paragraph" style:parent-style-name="Standard">
      <style:text-properties officeooo:rsid="0014ace3" officeooo:paragraph-rsid="0014ace3"/>
    </style:style>
    <style:style style:name="P20" style:family="paragraph" style:parent-style-name="Standard">
      <style:text-properties officeooo:rsid="00153c71" officeooo:paragraph-rsid="00153c71"/>
    </style:style>
    <style:style style:name="P21" style:family="paragraph" style:parent-style-name="Standard">
      <style:paragraph-properties fo:text-align="start" style:justify-single-word="false"/>
      <style:text-properties officeooo:rsid="000db93a" officeooo:paragraph-rsid="000db93a"/>
    </style:style>
    <style:style style:name="P22" style:family="paragraph" style:parent-style-name="Standard">
      <style:paragraph-properties fo:text-align="start" style:justify-single-word="false"/>
      <style:text-properties officeooo:rsid="0015b63c" officeooo:paragraph-rsid="0015b63c"/>
    </style:style>
    <style:style style:name="P23" style:family="paragraph" style:parent-style-name="Standard">
      <style:paragraph-properties fo:text-align="start" style:justify-single-word="false"/>
      <style:text-properties fo:font-size="20pt" fo:font-weight="bold" officeooo:rsid="0015b63c" officeooo:paragraph-rsid="0015b63c" style:font-size-asian="20pt" style:font-weight-asian="bold" style:font-size-complex="20pt" style:font-weight-complex="bold"/>
    </style:style>
    <style:style style:name="P24" style:family="paragraph" style:parent-style-name="Standard">
      <style:paragraph-properties fo:text-align="start" style:justify-single-word="false"/>
      <style:text-properties officeooo:paragraph-rsid="0015b63c"/>
    </style:style>
    <style:style style:name="P25" style:family="paragraph" style:parent-style-name="Standard">
      <style:paragraph-properties fo:text-align="start" style:justify-single-word="false"/>
      <style:text-properties officeooo:rsid="0015b63c" officeooo:paragraph-rsid="0015c4e7"/>
    </style:style>
    <style:style style:name="P26" style:family="paragraph" style:parent-style-name="Standard">
      <style:paragraph-properties fo:text-align="start" style:justify-single-word="false"/>
      <style:text-properties fo:font-size="20pt" fo:font-weight="bold" officeooo:rsid="0015c4e7" officeooo:paragraph-rsid="0015c4e7"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12pt" fo:font-weight="bold" officeooo:rsid="0015c4e7" officeooo:paragraph-rsid="0015c4e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5b63c" officeooo:paragraph-rsid="0015b63c" style:font-size-asian="10.5pt" style:font-weight-asian="bold" style:font-size-complex="12pt" style:font-weight-complex="bold"/>
    </style:style>
    <style:style style:name="P29" style:family="paragraph" style:parent-style-name="Standard">
      <style:paragraph-properties fo:text-align="start" style:justify-single-word="false"/>
      <style:text-properties officeooo:paragraph-rsid="001a042b"/>
    </style:style>
    <style:style style:name="P30" style:family="paragraph" style:parent-style-name="Standard">
      <style:paragraph-properties fo:text-align="start" style:justify-single-word="false"/>
      <style:text-properties fo:font-size="20pt" fo:font-weight="bold" officeooo:rsid="001a042b" officeooo:paragraph-rsid="001a042b" style:font-size-asian="20pt" style:font-weight-asian="bold" style:font-size-complex="20pt" style:font-weight-complex="bold"/>
    </style:style>
    <style:style style:name="P31" style:family="paragraph" style:parent-style-name="Standard">
      <style:paragraph-properties fo:text-align="start" style:justify-single-word="false"/>
      <style:text-properties fo:font-weight="normal" officeooo:paragraph-rsid="001a042b" style:font-weight-asian="normal" style:font-weight-complex="normal"/>
    </style:style>
    <style:style style:name="P32" style:family="paragraph" style:parent-style-name="Standard">
      <style:paragraph-properties fo:text-align="start" style:justify-single-word="false"/>
      <style:text-properties fo:font-weight="normal" officeooo:rsid="001a042b" officeooo:paragraph-rsid="001a042b" style:font-weight-asian="normal" style:font-weight-complex="normal"/>
    </style:style>
    <style:style style:name="P33" style:family="paragraph" style:parent-style-name="Standard">
      <style:paragraph-properties fo:text-align="start" style:justify-single-word="false"/>
      <style:text-properties fo:font-size="20pt" fo:font-weight="bold" officeooo:paragraph-rsid="001a042b" style:font-size-asian="20pt" style:font-weight-asian="bold" style:font-size-complex="20pt" style:font-weight-complex="bold"/>
    </style:style>
    <style:style style:name="P34" style:family="paragraph" style:parent-style-name="Standard">
      <style:text-properties officeooo:rsid="001b99ff" officeooo:paragraph-rsid="001b99ff"/>
    </style:style>
    <style:style style:name="P35" style:family="paragraph" style:parent-style-name="Standard">
      <style:paragraph-properties fo:text-align="start" style:justify-single-word="false"/>
      <style:text-properties fo:font-weight="normal" officeooo:paragraph-rsid="001d6d48" style:font-weight-asian="normal" style:font-weight-complex="normal"/>
    </style:style>
    <style:style style:name="P36" style:family="paragraph" style:parent-style-name="Standard">
      <style:paragraph-properties fo:text-align="start" style:justify-single-word="false"/>
      <style:text-properties fo:font-size="20pt" fo:font-weight="bold" officeooo:rsid="001d6d48" officeooo:paragraph-rsid="001d6d48" style:font-size-asian="20pt" style:font-weight-asian="bold" style:font-size-complex="20pt" style:font-weight-complex="bold"/>
    </style:style>
    <style:style style:name="P37" style:family="paragraph" style:parent-style-name="Standard">
      <style:paragraph-properties fo:text-align="start" style:justify-single-word="false"/>
      <style:text-properties officeooo:paragraph-rsid="001d6d48"/>
    </style:style>
    <style:style style:name="P38" style:family="paragraph" style:parent-style-name="Standard">
      <style:paragraph-properties fo:text-align="start" style:justify-single-word="false"/>
      <style:text-properties officeooo:paragraph-rsid="0021572d"/>
    </style:style>
    <style:style style:name="P39" style:family="paragraph" style:parent-style-name="Standard">
      <style:paragraph-properties fo:text-align="start" style:justify-single-word="false"/>
      <style:text-properties officeooo:paragraph-rsid="0022ba1b"/>
    </style:style>
    <style:style style:name="P40" style:family="paragraph" style:parent-style-name="Standard">
      <style:text-properties officeooo:rsid="0022ba1b" officeooo:paragraph-rsid="00248656"/>
    </style:style>
    <style:style style:name="P41" style:family="paragraph" style:parent-style-name="Standard">
      <style:text-properties officeooo:rsid="00248656" officeooo:paragraph-rsid="00248656"/>
    </style:style>
    <style:style style:name="P42" style:family="paragraph" style:parent-style-name="Standard">
      <style:text-properties officeooo:paragraph-rsid="00248656"/>
    </style:style>
    <style:style style:name="P43" style:family="paragraph" style:parent-style-name="Text_20_body">
      <style:text-properties officeooo:paragraph-rsid="002627e4"/>
    </style:style>
    <style:style style:name="P44" style:family="paragraph" style:parent-style-name="Text_20_body" style:list-style-name="L2">
      <style:paragraph-properties fo:margin-top="0cm" fo:margin-bottom="0cm" style:contextual-spacing="false"/>
    </style:style>
    <style:style style:name="P45" style:family="paragraph" style:parent-style-name="Text_20_body" style:list-style-name="L2"/>
    <style:style style:name="P46" style:family="paragraph" style:parent-style-name="Standard">
      <style:text-properties officeooo:paragraph-rsid="002627e4"/>
    </style:style>
    <style:style style:name="P47" style:family="paragraph" style:parent-style-name="Standard">
      <style:paragraph-properties fo:text-align="start" style:justify-single-word="false"/>
      <style:text-properties officeooo:paragraph-rsid="0027c234"/>
    </style:style>
    <style:style style:name="P48" style:family="paragraph" style:parent-style-name="Text_20_body">
      <style:paragraph-properties fo:text-align="start" style:justify-single-word="false"/>
    </style:style>
    <style:style style:name="P49" style:family="paragraph" style:parent-style-name="Text_20_body" style:list-style-name="L3">
      <style:paragraph-properties fo:margin-top="0cm" fo:margin-bottom="0cm" style:contextual-spacing="false"/>
    </style:style>
    <style:style style:name="P50" style:family="paragraph" style:parent-style-name="Text_20_body" style:list-style-name="L3">
      <style:paragraph-properties fo:margin-top="0cm" fo:margin-bottom="0cm" style:contextual-spacing="false"/>
      <style:text-properties officeooo:paragraph-rsid="0027c234"/>
    </style:style>
    <style:style style:name="P51" style:family="paragraph" style:parent-style-name="Text_20_body" style:list-style-name="L3">
      <style:text-properties officeooo:paragraph-rsid="0027c234"/>
    </style:style>
    <style:style style:name="P52" style:family="paragraph" style:parent-style-name="Text_20_body" style:list-style-name="L4">
      <style:paragraph-properties fo:margin-top="0cm" fo:margin-bottom="0cm" style:contextual-spacing="false"/>
    </style:style>
    <style:style style:name="P53" style:family="paragraph" style:parent-style-name="Text_20_body" style:list-style-name="L4"/>
    <style:style style:name="P54" style:family="paragraph" style:parent-style-name="Standard">
      <style:paragraph-properties fo:text-align="start" style:justify-single-word="false"/>
      <style:text-properties fo:font-size="20pt" fo:font-weight="bold" officeooo:rsid="0027c234" officeooo:paragraph-rsid="0027c234" style:font-size-asian="20pt" style:font-weight-asian="bold" style:font-size-complex="20pt" style:font-weight-complex="bold"/>
    </style:style>
    <style:style style:name="P55" style:family="paragraph" style:parent-style-name="Standard">
      <style:paragraph-properties fo:text-align="start" style:justify-single-word="false"/>
      <style:text-properties officeooo:paragraph-rsid="002978a0"/>
    </style:style>
    <style:style style:name="P56" style:family="paragraph" style:parent-style-name="Text_20_body" style:list-style-name="L5">
      <style:paragraph-properties fo:margin-top="0cm" fo:margin-bottom="0cm" style:contextual-spacing="false"/>
    </style:style>
    <style:style style:name="P57" style:family="paragraph" style:parent-style-name="Text_20_body" style:list-style-name="L5"/>
    <style:style style:name="P58" style:family="paragraph" style:parent-style-name="Standard">
      <style:paragraph-properties fo:text-align="start" style:justify-single-word="false"/>
      <style:text-properties officeooo:paragraph-rsid="002b5979"/>
    </style:style>
    <style:style style:name="P59" style:family="paragraph" style:parent-style-name="Text_20_body">
      <style:paragraph-properties fo:text-align="start" style:justify-single-word="false"/>
      <style:text-properties officeooo:paragraph-rsid="002b5979"/>
    </style:style>
    <style:style style:name="P60" style:family="paragraph" style:parent-style-name="Text_20_body" style:list-style-name="L6">
      <style:paragraph-properties fo:margin-top="0cm" fo:margin-bottom="0cm" style:contextual-spacing="false"/>
    </style:style>
    <style:style style:name="P61" style:family="paragraph" style:parent-style-name="Text_20_body" style:list-style-name="L6"/>
    <style:style style:name="P62" style:family="paragraph" style:parent-style-name="Standard">
      <style:paragraph-properties fo:text-align="start" style:justify-single-word="false"/>
      <style:text-properties officeooo:paragraph-rsid="002d4796"/>
    </style:style>
    <style:style style:name="P63" style:family="paragraph" style:parent-style-name="Text_20_body">
      <style:paragraph-properties fo:text-align="start" style:justify-single-word="false"/>
      <style:text-properties officeooo:paragraph-rsid="002d4796"/>
    </style:style>
    <style:style style:name="P64" style:family="paragraph" style:parent-style-name="Text_20_body" style:list-style-name="L7">
      <style:paragraph-properties fo:margin-top="0cm" fo:margin-bottom="0cm" style:contextual-spacing="false"/>
    </style:style>
    <style:style style:name="P65" style:family="paragraph" style:parent-style-name="Text_20_body" style:list-style-name="L7"/>
    <style:style style:name="P66" style:family="paragraph" style:parent-style-name="Standard">
      <style:paragraph-properties fo:text-align="start" style:justify-single-word="false"/>
      <style:text-properties fo:font-size="20pt" officeooo:rsid="002f2da5" officeooo:paragraph-rsid="002f2da5" style:font-size-asian="20pt" style:font-size-complex="20pt"/>
    </style:style>
    <style:style style:name="P67" style:family="paragraph" style:parent-style-name="Heading_20_3">
      <style:text-properties fo:font-size="20pt" officeooo:rsid="002f2da5" style:font-size-asian="20pt" style:font-size-complex="20pt"/>
    </style:style>
    <style:style style:name="P6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cccccc" loext:opacity="100%" style:font-name="Segoe WPC" fo:font-size="9.75pt" fo:letter-spacing="normal" fo:font-style="normal" fo:font-weight="normal" officeooo:rsid="002f2da5" style:font-size-asian="20pt" style:font-size-complex="20pt"/>
    </style:style>
    <style:style style:name="P69" style:family="paragraph" style:parent-style-name="Heading_20_4">
      <style:paragraph-properties fo:margin-left="0cm" fo:margin-right="0cm" fo:orphans="2" fo:widows="2" fo:text-indent="0cm" style:auto-text-indent="false"/>
      <style:text-properties fo:font-size="20pt" officeooo:rsid="002f2da5" style:font-size-asian="20pt" style:font-size-complex="20pt"/>
    </style:style>
    <style:style style:name="P70" style:family="paragraph" style:parent-style-name="Standard">
      <style:text-properties fo:font-size="20pt" officeooo:rsid="002f2da5" officeooo:paragraph-rsid="002ffe2f" style:font-size-asian="20pt" style:font-size-complex="20pt"/>
    </style:style>
    <style:style style:name="P71" style:family="paragraph" style:parent-style-name="Standard">
      <style:text-properties fo:font-variant="normal" fo:text-transform="none" fo:color="#cccccc" loext:opacity="100%" style:font-name="monospace" fo:font-size="10.5pt" fo:letter-spacing="normal" fo:font-style="normal" fo:font-weight="normal" officeooo:rsid="002f2da5" officeooo:paragraph-rsid="002ffe2f" style:font-size-asian="20pt" style:font-size-complex="20pt"/>
    </style:style>
    <style:style style:name="P72" style:family="paragraph" style:parent-style-name="Text_20_body">
      <style:text-properties fo:font-variant="normal" fo:text-transform="none" fo:color="#cccccc" loext:opacity="100%" style:font-name="monospace" fo:font-size="10.5pt" fo:letter-spacing="normal" fo:font-style="normal" fo:font-weight="normal" officeooo:rsid="002f2da5" officeooo:paragraph-rsid="002ffe2f" style:font-size-asian="20pt" style:font-size-complex="20pt"/>
    </style:style>
    <style:style style:name="P73" style:family="paragraph" style:parent-style-name="Text_20_body" style:list-style-name="L8">
      <style:paragraph-properties fo:margin-left="0cm" fo:margin-right="0cm" fo:margin-top="0cm" fo:margin-bottom="0cm" style:contextual-spacing="false" fo:orphans="2" fo:widows="2" fo:text-indent="0cm" style:auto-text-indent="false"/>
      <style:text-properties fo:color="#cccccc" loext:opacity="100%" style:font-name="monospace" fo:font-size="10.5pt" officeooo:rsid="002f2da5" style:font-size-asian="20pt" style:font-size-complex="20pt"/>
    </style:style>
    <style:style style:name="P74" style:family="paragraph" style:parent-style-name="Text_20_body" style:list-style-name="L8">
      <style:paragraph-properties fo:margin-left="0cm" fo:margin-right="0cm" fo:orphans="2" fo:widows="2" fo:text-indent="0cm" style:auto-text-indent="false"/>
      <style:text-properties fo:font-size="10.5pt" officeooo:rsid="002f2da5" officeooo:paragraph-rsid="002ffe2f" style:font-size-asian="20pt" style:font-size-complex="20pt"/>
    </style:style>
    <style:style style:name="P75" style:family="paragraph" style:parent-style-name="Preformatted_20_Text" style:list-style-name="L8">
      <style:paragraph-properties fo:margin-left="0cm" fo:margin-right="0cm" fo:orphans="2" fo:widows="2" fo:text-indent="0cm" style:auto-text-indent="false"/>
      <style:text-properties fo:font-size="10.5pt" officeooo:rsid="002f2da5" officeooo:paragraph-rsid="002ffe2f" style:font-size-asian="20pt" style:font-size-complex="20pt"/>
    </style:style>
    <style:style style:name="P76" style:family="paragraph" style:parent-style-name="Preformatted_20_Text">
      <style:paragraph-properties fo:margin-left="0cm" fo:margin-right="0cm" fo:margin-top="0cm" fo:margin-bottom="0.247cm" style:contextual-spacing="false" fo:line-height="115%" fo:orphans="2" fo:widows="2" fo:text-indent="0cm" style:auto-text-indent="false"/>
      <style:text-properties fo:color="#d7ba7d" loext:opacity="100%" style:font-name="Segoe WPC" fo:font-size="20pt" officeooo:rsid="002f2da5" fo:background-color="#ffffff" style:font-size-asian="20pt" style:font-size-complex="20pt"/>
    </style:style>
    <style:style style:name="P77" style:family="paragraph" style:parent-style-name="Preformatted_20_Text">
      <style:paragraph-properties fo:margin-left="0cm" fo:margin-right="0cm" fo:margin-top="0cm" fo:margin-bottom="0.247cm" style:contextual-spacing="false" fo:line-height="115%" fo:orphans="2" fo:widows="2" fo:text-indent="0cm" style:auto-text-indent="false"/>
      <style:text-properties fo:font-size="20pt" officeooo:rsid="002f2da5" officeooo:paragraph-rsid="002ffe2f" style:font-size-asian="20pt" style:font-size-complex="20pt"/>
    </style:style>
    <style:style style:name="P78" style:family="paragraph" style:parent-style-name="Text_20_body">
      <style:paragraph-properties fo:margin-left="0cm" fo:margin-right="0cm" fo:margin-top="0cm" fo:margin-bottom="0.247cm" style:contextual-spacing="false" fo:line-height="115%" fo:orphans="2" fo:widows="2" fo:text-indent="0cm" style:auto-text-indent="false"/>
      <style:text-properties fo:font-size="20pt" officeooo:rsid="002f2da5" officeooo:paragraph-rsid="002ffe2f" style:font-size-asian="20pt" style:font-size-complex="20pt"/>
    </style:style>
    <style:style style:name="P79" style:family="paragraph" style:parent-style-name="Text_20_body" style:list-style-name="L9">
      <style:paragraph-properties fo:margin-top="0cm" fo:margin-bottom="0cm" style:contextual-spacing="false" fo:orphans="2" fo:widows="2" fo:text-indent="0cm" style:auto-text-indent="false"/>
      <style:text-properties fo:color="#cccccc" loext:opacity="100%" style:font-name="monospace" fo:font-size="10.5pt" officeooo:rsid="002f2da5" fo:background-color="#ffffff" style:font-name-asian="NSimSun" style:font-size-asian="20pt" style:font-name-complex="Liberation Mono" style:font-size-complex="20pt"/>
    </style:style>
    <style:style style:name="P80"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cccccc" loext:opacity="100%" style:font-name="Segoe WPC" fo:font-size="9.75pt" fo:letter-spacing="normal" fo:font-style="normal" fo:font-weight="normal" officeooo:rsid="002f2da5" fo:background-color="#ffffff" style:font-name-asian="NSimSun" style:font-size-asian="20pt" style:font-name-complex="Liberation Mono" style:font-size-complex="20pt"/>
    </style:style>
    <style:style style:name="P81"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color="#cccccc" loext:opacity="100%" style:font-name="monospace" fo:font-size="10.5pt" officeooo:rsid="002f2da5" fo:background-color="#ffffff" style:font-name-asian="NSimSun" style:font-size-asian="20pt" style:font-name-complex="Liberation Mono" style:font-size-complex="20pt"/>
    </style:style>
    <style:style style:name="P82" style:family="paragraph" style:parent-style-name="Text_20_body" style:list-style-name="L9">
      <style:paragraph-properties fo:orphans="2" fo:widows="2" fo:text-indent="0cm" style:auto-text-indent="false"/>
      <style:text-properties fo:color="#cccccc" loext:opacity="100%" style:font-name="monospace" fo:font-size="10.5pt" officeooo:rsid="002f2da5" fo:background-color="#ffffff" style:font-name-asian="NSimSun" style:font-size-asian="20pt" style:font-name-complex="Liberation Mono" style:font-size-complex="20pt"/>
    </style:style>
    <style:style style:name="P83" style:family="paragraph" style:parent-style-name="Heading_20_4">
      <style:text-properties fo:font-size="20pt" officeooo:rsid="002f2da5" officeooo:paragraph-rsid="002ffe2f" style:font-size-asian="20pt" style:font-size-complex="20pt"/>
    </style:style>
    <style:style style:name="P84" style:family="paragraph" style:parent-style-name="Standard">
      <style:text-properties officeooo:paragraph-rsid="002ffe2f"/>
    </style:style>
    <style:style style:name="P85" style:family="paragraph" style:parent-style-name="Text_20_body" style:list-style-name="L10">
      <style:paragraph-properties fo:margin-left="0cm" fo:margin-right="0cm" fo:margin-top="0cm" fo:margin-bottom="0cm" style:contextual-spacing="false" fo:orphans="2" fo:widows="2" fo:text-indent="0cm" style:auto-text-indent="false"/>
      <style:text-properties fo:color="#cccccc" loext:opacity="100%" style:font-name="monospace" fo:font-size="10.5pt" officeooo:rsid="002f2da5" style:font-size-asian="20pt" style:font-size-complex="20pt"/>
    </style:style>
    <style:style style:name="P86" style:family="paragraph" style:parent-style-name="Text_20_body" style:list-style-name="L10">
      <style:paragraph-properties fo:margin-top="0cm" fo:margin-bottom="0cm" style:contextual-spacing="false" fo:orphans="2" fo:widows="2" fo:text-indent="0cm" style:auto-text-indent="false"/>
      <style:text-properties fo:color="#cccccc" loext:opacity="100%" style:font-name="monospace" fo:font-size="10.5pt" officeooo:rsid="002f2da5" style:font-size-asian="20pt" style:font-size-complex="20pt"/>
    </style:style>
    <style:style style:name="P87" style:family="paragraph" style:parent-style-name="Text_20_body" style:list-style-name="L10">
      <style:paragraph-properties fo:margin-left="0cm" fo:margin-right="0cm" fo:orphans="2" fo:widows="2" fo:text-indent="0cm" style:auto-text-indent="false"/>
      <style:text-properties fo:color="#cccccc" loext:opacity="100%" style:font-name="monospace" fo:font-size="10.5pt" officeooo:rsid="002f2da5" style:font-size-asian="20pt" style:font-size-complex="20pt"/>
    </style:style>
    <style:style style:name="P88" style:family="paragraph" style:parent-style-name="Heading_20_3">
      <style:text-properties fo:font-size="20pt" officeooo:rsid="002f2da5" officeooo:paragraph-rsid="002ffe2f" style:font-size-asian="20pt" style:font-size-complex="20pt"/>
    </style:style>
    <style:style style:name="P89" style:family="paragraph" style:parent-style-name="Standard">
      <style:text-properties officeooo:paragraph-rsid="0031137f"/>
    </style:style>
    <style:style style:name="P90" style:family="paragraph" style:parent-style-name="Standard">
      <style:text-properties fo:font-size="20pt" officeooo:rsid="002f2da5" officeooo:paragraph-rsid="0031137f" style:font-size-asian="20pt" style:font-size-complex="20pt"/>
    </style:style>
    <style:style style:name="P91" style:family="paragraph" style:parent-style-name="Heading_20_4">
      <style:text-properties fo:font-size="20pt" officeooo:rsid="002f2da5" officeooo:paragraph-rsid="0031137f" style:font-size-asian="20pt" style:font-size-complex="20pt"/>
    </style:style>
    <style:style style:name="P92" style:family="paragraph" style:parent-style-name="Text_20_body">
      <style:paragraph-properties fo:margin-left="0cm" fo:margin-right="0cm" fo:margin-top="0cm" fo:margin-bottom="0cm" style:contextual-spacing="false" fo:orphans="2" fo:widows="2" fo:text-indent="0cm" style:auto-text-indent="false"/>
      <style:text-properties fo:font-size="20pt" officeooo:rsid="002f2da5" style:font-size-asian="20pt" style:font-size-complex="20pt"/>
    </style:style>
    <style:style style:name="P93" style:family="paragraph" style:parent-style-name="Standard">
      <style:paragraph-properties fo:margin-left="0cm" fo:margin-right="0cm" fo:margin-top="0cm" fo:margin-bottom="0cm" style:contextual-spacing="false" fo:orphans="2" fo:widows="2" fo:text-indent="0cm" style:auto-text-indent="false"/>
    </style:style>
    <style:style style:name="P94" style:family="paragraph" style:parent-style-name="Standard">
      <style:paragraph-properties fo:margin-left="0cm" fo:margin-right="0cm" style:line-height-at-least="0.503cm" fo:text-indent="0cm" style:auto-text-indent="false"/>
      <style:text-properties fo:color="#6688cc" loext:opacity="100%" style:font-name="Consolas" fo:font-size="10.5pt" fo:font-weight="normal" fo:background-color="#000c18"/>
    </style:style>
    <style:style style:name="P95" style:family="paragraph" style:parent-style-name="Standard">
      <style:paragraph-properties fo:margin-left="0cm" fo:margin-right="0cm" style:line-height-at-least="0.503cm" fo:text-indent="0cm" style:auto-text-indent="false"/>
    </style:style>
    <style:style style:name="P96" style:family="paragraph" style:parent-style-name="Standard">
      <style:paragraph-properties fo:margin-left="0cm" fo:margin-right="0cm" style:line-height-at-least="0.503cm" fo:text-indent="0cm" style:auto-text-indent="false"/>
      <style:text-properties fo:color="#6688cc" loext:opacity="100%" fo:background-color="#000c18"/>
    </style:style>
    <style:style style:name="P97" style:family="paragraph" style:parent-style-name="Standard">
      <style:paragraph-properties fo:margin-left="0cm" fo:margin-right="0cm" style:line-height-at-least="0.503cm" fo:text-indent="0cm" style:auto-text-indent="false"/>
      <style:text-properties fo:color="#6688cc" loext:opacity="100%" style:font-name="Consolas" fo:font-size="10.5pt" fo:font-weight="normal" officeooo:rsid="0031137f" officeooo:paragraph-rsid="0031137f" fo:background-color="#000c18"/>
    </style:style>
    <style:style style:name="P98" style:family="paragraph" style:parent-style-name="Text_20_body">
      <style:paragraph-properties fo:margin-left="0cm" fo:margin-right="0cm" fo:margin-top="0cm" fo:margin-bottom="0cm" style:contextual-spacing="false" fo:orphans="2" fo:widows="2" fo:text-indent="0cm" style:auto-text-indent="false"/>
    </style:style>
    <style:style style:name="P99" style:family="paragraph" style:parent-style-name="Heading_20_4">
      <style:paragraph-properties fo:margin-left="0cm" fo:margin-right="0cm" fo:orphans="2" fo:widows="2" fo:text-indent="0cm" style:auto-text-indent="false"/>
    </style:style>
    <style:style style:name="P100" style:family="paragraph" style:parent-style-name="Standard">
      <style:paragraph-properties fo:margin-left="0cm" fo:margin-right="0cm" fo:orphans="2" fo:widows="2" fo:text-indent="0cm" style:auto-text-indent="false"/>
    </style:style>
    <style:style style:name="P101" style:family="paragraph" style:parent-style-name="Standard">
      <style:paragraph-properties fo:margin-left="0cm" fo:margin-right="0cm" fo:orphans="2" fo:widows="2" fo:text-indent="0cm" style:auto-text-indent="false"/>
      <style:text-properties fo:font-variant="normal" fo:text-transform="none" fo:color="#cccccc" loext:opacity="100%" style:font-name="Segoe WPC" fo:font-size="9.75pt" fo:letter-spacing="normal" fo:font-style="normal" fo:font-weight="normal"/>
    </style:style>
    <style:style style:name="P102" style:family="paragraph" style:parent-style-name="Standard">
      <style:paragraph-properties fo:margin-left="0cm" fo:margin-right="0cm" fo:orphans="2" fo:widows="2" fo:text-indent="0cm" style:auto-text-indent="false"/>
      <style:text-properties fo:font-variant="normal" fo:text-transform="none" fo:color="#6688cc" loext:opacity="100%" style:font-name="Consolas" fo:font-size="10.5pt" fo:letter-spacing="normal" fo:font-style="normal" fo:font-weight="normal" fo:background-color="#000c18"/>
    </style:style>
    <style:style style:name="P103" style:family="paragraph" style:parent-style-name="Text_20_body" style:list-style-name="L11">
      <style:paragraph-properties fo:margin-left="0cm" fo:margin-right="0cm" fo:margin-top="0cm" fo:margin-bottom="0cm" style:contextual-spacing="false" fo:orphans="2" fo:widows="2" fo:text-indent="0cm" style:auto-text-indent="false"/>
    </style:style>
    <style:style style:name="P104" style:family="paragraph" style:parent-style-name="Standard">
      <style:text-properties officeooo:rsid="0034361e" officeooo:paragraph-rsid="0034361e"/>
    </style:style>
    <style:style style:name="P105" style:family="paragraph" style:parent-style-name="Heading_20_1">
      <style:paragraph-properties fo:text-align="start" style:justify-single-word="false"/>
    </style:style>
    <style:style style:name="P106" style:family="paragraph" style:parent-style-name="Text_20_body" style:list-style-name="L12"/>
    <style:style style:name="P107"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08" style:family="paragraph" style:parent-style-name="Text_20_body" style:list-style-name="L13"/>
    <style:style style:name="P109" style:family="paragraph" style:parent-style-name="Text_20_body" style:list-style-name="L14"/>
    <style:style style:name="P110" style:family="paragraph" style:parent-style-name="Preformatted_20_Text">
      <style:paragraph-properties fo:margin-left="0cm" fo:margin-right="0cm" fo:text-indent="0cm" style:auto-text-indent="false" style:writing-mode="lr-tb"/>
    </style:style>
    <style:style style:name="P111" style:family="paragraph" style:parent-style-name="Preformatted_20_Text">
      <style:paragraph-properties style:writing-mode="lr-tb"/>
    </style:style>
    <style:style style:name="P112" style:family="paragraph" style:parent-style-name="Preformatted_20_Text">
      <style:paragraph-properties fo:margin-top="0cm" fo:margin-bottom="0.499cm" style:contextual-spacing="false" style:writing-mode="lr-tb"/>
    </style:style>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2"/>
    <style:style style:name="P121" style:family="paragraph" style:parent-style-name="Heading_20_1">
      <style:paragraph-properties fo:text-align="start" style:justify-single-word="false"/>
      <style:text-properties fo:font-size="18pt" officeooo:rsid="003a0247" officeooo:paragraph-rsid="003a0247" style:font-size-asian="18pt" style:font-size-complex="18pt"/>
    </style:style>
    <style:style style:name="P122" style:family="paragraph" style:parent-style-name="Text_20_body">
      <style:text-properties fo:font-size="21pt" officeooo:rsid="003a0247" style:font-size-asian="18.3500003814697pt" style:font-size-complex="21pt"/>
    </style:style>
    <style:style style:name="P123" style:family="paragraph" style:parent-style-name="Horizontal_20_Line">
      <style:text-properties fo:font-size="18pt" officeooo:rsid="003a0247" style:font-size-asian="18pt" style:font-size-complex="18pt"/>
    </style:style>
    <style:style style:name="P124" style:family="paragraph" style:parent-style-name="Heading_20_2">
      <style:text-properties fo:font-size="18pt" officeooo:rsid="003a0247" style:font-size-asian="18pt" style:font-size-complex="18pt"/>
    </style:style>
    <style:style style:name="P125" style:family="paragraph" style:parent-style-name="Text_20_body">
      <style:text-properties fo:font-size="18pt" officeooo:rsid="003a0247" style:font-size-asian="18pt" style:font-size-complex="18pt"/>
    </style:style>
    <style:style style:name="P126" style:family="paragraph" style:parent-style-name="Preformatted_20_Text">
      <style:paragraph-properties fo:margin-left="0cm" fo:margin-right="0cm" fo:margin-top="0cm" fo:margin-bottom="0.499cm" style:contextual-spacing="false" fo:text-indent="0cm" style:auto-text-indent="false" style:writing-mode="lr-tb"/>
      <style:text-properties fo:font-size="21pt" officeooo:rsid="003a0247" style:font-size-asian="18.3500003814697pt" style:font-size-complex="21pt"/>
    </style:style>
    <style:style style:name="P127" style:family="paragraph" style:parent-style-name="Preformatted_20_Text">
      <style:paragraph-properties fo:margin-left="0cm" fo:margin-right="0cm" fo:text-indent="0cm" style:auto-text-indent="false" style:writing-mode="lr-tb"/>
      <style:text-properties fo:font-size="21pt" officeooo:rsid="003a0247" style:font-size-asian="18.3500003814697pt" style:font-size-complex="21pt"/>
    </style:style>
    <style:style style:name="P128" style:family="paragraph" style:parent-style-name="Preformatted_20_Text">
      <style:paragraph-properties style:writing-mode="lr-tb"/>
      <style:text-properties fo:font-size="21pt" officeooo:rsid="003a0247" style:font-size-asian="18.3500003814697pt" style:font-size-complex="21pt"/>
    </style:style>
    <style:style style:name="P129" style:family="paragraph" style:parent-style-name="Preformatted_20_Text">
      <style:paragraph-properties style:writing-mode="lr-tb"/>
      <style:text-properties fo:font-size="18pt" officeooo:rsid="003a0247" style:font-size-asian="18pt" style:font-size-complex="18pt"/>
    </style:style>
    <style:style style:name="P130" style:family="paragraph" style:parent-style-name="Preformatted_20_Text">
      <style:paragraph-properties fo:margin-top="0cm" fo:margin-bottom="0.499cm" style:contextual-spacing="false" style:writing-mode="lr-tb"/>
      <style:text-properties fo:font-size="21pt" officeooo:rsid="003a0247" style:font-size-asian="18.3500003814697pt" style:font-size-complex="21pt"/>
    </style:style>
    <style:style style:name="P131" style:family="paragraph" style:parent-style-name="Heading_20_2">
      <style:text-properties fo:font-size="21pt" officeooo:rsid="003a0247" style:font-size-asian="18.3500003814697pt" style:font-size-complex="21pt"/>
    </style:style>
    <style:style style:name="P132" style:family="paragraph" style:parent-style-name="Heading_20_3">
      <style:text-properties fo:font-size="18pt" officeooo:rsid="003a0247" style:font-size-asian="18pt" style:font-size-complex="18pt"/>
    </style:style>
    <style:style style:name="P133" style:family="paragraph" style:parent-style-name="Text_20_body" style:list-style-name="L23">
      <style:text-properties fo:font-size="18pt" officeooo:rsid="003a0247" style:font-size-asian="18pt" style:font-size-complex="18pt"/>
    </style:style>
    <style:style style:name="P134" style:family="paragraph" style:parent-style-name="Text_20_body" style:list-style-name="L23">
      <style:text-properties fo:font-size="21pt" officeooo:rsid="003a0247" style:font-size-asian="18.3500003814697pt" style:font-size-complex="21pt"/>
    </style:style>
    <style:style style:name="P135" style:family="paragraph" style:parent-style-name="Heading_20_1">
      <style:text-properties fo:font-size="18pt" officeooo:rsid="003a0247" style:font-size-asian="18pt" style:font-size-complex="18pt"/>
    </style:style>
    <style:style style:name="P136" style:family="paragraph" style:parent-style-name="Text_20_body" style:list-style-name="L24">
      <style:text-properties fo:font-size="21pt" officeooo:rsid="003a0247" style:font-size-asian="18.3500003814697pt" style:font-size-complex="21pt"/>
    </style:style>
    <style:style style:name="P137" style:family="paragraph" style:parent-style-name="Text_20_body" style:list-style-name="L25">
      <style:text-properties fo:font-size="21pt" officeooo:rsid="003a0247" style:font-size-asian="18.3500003814697pt" style:font-size-complex="21pt"/>
    </style:style>
    <style:style style:name="P138" style:family="paragraph" style:parent-style-name="Text_20_body" style:list-style-name="L25">
      <style:text-properties fo:font-size="18pt" officeooo:rsid="003a0247" style:font-size-asian="18pt" style:font-size-complex="18pt"/>
    </style:style>
    <style:style style:name="P139" style:family="paragraph" style:parent-style-name="Standard">
      <style:paragraph-properties fo:text-align="start" style:justify-single-word="false"/>
      <style:text-properties fo:font-size="18pt" officeooo:rsid="003a0247" officeooo:paragraph-rsid="003a0247" style:font-size-asian="18pt" style:font-size-complex="18pt"/>
    </style:style>
    <style:style style:name="T1" style:family="text">
      <style:text-properties officeooo:rsid="00059e0e"/>
    </style:style>
    <style:style style:name="T2" style:family="text">
      <style:text-properties officeooo:rsid="000657c8"/>
    </style:style>
    <style:style style:name="T3" style:family="text">
      <style:text-properties officeooo:rsid="000663d4"/>
    </style:style>
    <style:style style:name="T4" style:family="text">
      <style:text-properties officeooo:rsid="0008084e"/>
    </style:style>
    <style:style style:name="T5" style:family="text">
      <style:text-properties officeooo:rsid="000886e1"/>
    </style:style>
    <style:style style:name="T6" style:family="text">
      <style:text-properties officeooo:rsid="0009707a"/>
    </style:style>
    <style:style style:name="T7" style:family="text">
      <style:text-properties fo:font-size="20pt" style:font-size-asian="20pt" style:font-size-complex="20pt"/>
    </style:style>
    <style:style style:name="T8" style:family="text">
      <style:text-properties fo:font-size="20pt" fo:font-weight="bold" officeooo:rsid="000aa159" style:font-size-asian="20pt" style:font-weight-asian="bold" style:font-size-complex="20pt" style:font-weight-complex="bold"/>
    </style:style>
    <style:style style:name="T9" style:family="text">
      <style:text-properties officeooo:rsid="000aa159"/>
    </style:style>
    <style:style style:name="T10" style:family="text">
      <style:text-properties officeooo:rsid="000b20f9"/>
    </style:style>
    <style:style style:name="T11" style:family="text">
      <style:text-properties officeooo:rsid="000d10c2"/>
    </style:style>
    <style:style style:name="T12" style:family="text">
      <style:text-properties fo:color="#6688cc" loext:opacity="100%" fo:background-color="#000c18" loext:char-shading-value="0"/>
    </style:style>
    <style:style style:name="T13" style:family="text">
      <style:text-properties fo:color="#6688cc" loext:opacity="100%" style:font-name="Consolas" fo:font-size="10.5pt" fo:font-weight="normal" fo:background-color="#000c18" loext:char-shading-value="0"/>
    </style:style>
    <style:style style:name="T14" style:family="text">
      <style:text-properties fo:color="#225588" loext:opacity="100%" style:font-name="Consolas" fo:font-size="10.5pt" fo:font-weight="normal" fo:background-color="#000c18" loext:char-shading-value="0"/>
    </style:style>
    <style:style style:name="T15" style:family="text">
      <style:text-properties fo:color="#ddbb88" loext:opacity="100%" style:font-name="Consolas" fo:font-size="10.5pt" fo:font-weight="normal" fo:background-color="#000c18" loext:char-shading-value="0"/>
    </style:style>
    <style:style style:name="T16" style:family="text">
      <style:text-properties fo:color="#22aa44" loext:opacity="100%" style:font-name="Consolas" fo:font-size="10.5pt" fo:font-weight="normal" fo:background-color="#000c18" loext:char-shading-value="0"/>
    </style:style>
    <style:style style:name="T17" style:family="text">
      <style:text-properties officeooo:rsid="000d963a"/>
    </style:style>
    <style:style style:name="T18" style:family="text">
      <style:text-properties fo:color="#22aa44" loext:opacity="100%" style:font-name="Consolas" fo:font-size="10.5pt" fo:font-weight="normal" officeooo:rsid="000d963a" fo:background-color="#000c18" loext:char-shading-value="0"/>
    </style:style>
    <style:style style:name="T19" style:family="text">
      <style:text-properties officeooo:rsid="000db93a"/>
    </style:style>
    <style:style style:name="T20" style:family="text">
      <style:text-properties officeooo:rsid="00102cdb"/>
    </style:style>
    <style:style style:name="T21" style:family="text">
      <style:text-properties officeooo:rsid="0010f458"/>
    </style:style>
    <style:style style:name="T22" style:family="text">
      <style:text-properties fo:color="#ddbb88" loext:opacity="100%" style:font-name="Consolas" fo:font-size="10.5pt" fo:font-weight="normal" officeooo:rsid="0010f458" fo:background-color="#000c18" loext:char-shading-value="0"/>
    </style:style>
    <style:style style:name="T23" style:family="text">
      <style:text-properties fo:color="#6688cc" loext:opacity="100%" style:font-name="Consolas" fo:font-size="10.5pt" fo:font-weight="normal" officeooo:rsid="0010f458" fo:background-color="#000c18" loext:char-shading-value="0"/>
    </style:style>
    <style:style style:name="T24" style:family="text">
      <style:text-properties fo:color="#22aa44" loext:opacity="100%" style:font-name="Consolas" fo:font-size="10.5pt" fo:font-weight="normal" officeooo:rsid="0010f458" fo:background-color="#000c18" loext:char-shading-value="0"/>
    </style:style>
    <style:style style:name="T25" style:family="text">
      <style:text-properties officeooo:rsid="0011b975"/>
    </style:style>
    <style:style style:name="T26" style:family="text">
      <style:text-properties fo:color="#6688cc" loext:opacity="100%" style:font-name="Consolas" fo:font-size="10.5pt" fo:font-weight="normal" officeooo:rsid="0011b975" fo:background-color="#000c18" loext:char-shading-value="0"/>
    </style:style>
    <style:style style:name="T27" style:family="text">
      <style:text-properties fo:color="#225588" loext:opacity="100%" style:font-name="Consolas" fo:font-size="10.5pt" fo:font-weight="normal" officeooo:rsid="0011b975" fo:background-color="#000c18" loext:char-shading-value="0"/>
    </style:style>
    <style:style style:name="T28" style:family="text">
      <style:text-properties fo:color="#ddbb88" loext:opacity="100%" style:font-name="Consolas" fo:font-size="10.5pt" fo:font-weight="normal" officeooo:rsid="0011b975" fo:background-color="#000c18" loext:char-shading-value="0"/>
    </style:style>
    <style:style style:name="T29" style:family="text">
      <style:text-properties fo:color="#22aa44" loext:opacity="100%" style:font-name="Consolas" fo:font-size="10.5pt" fo:font-weight="normal" officeooo:rsid="0011b975" fo:background-color="#000c18" loext:char-shading-value="0"/>
    </style:style>
    <style:style style:name="T30" style:family="text">
      <style:text-properties fo:color="#9966b8" loext:opacity="100%" style:font-name="Consolas" fo:font-size="10.5pt" fo:font-style="italic" fo:font-weight="normal" fo:background-color="#000c18" loext:char-shading-value="0"/>
    </style:style>
    <style:style style:name="T31" style:family="text">
      <style:text-properties officeooo:rsid="0014ace3"/>
    </style:style>
    <style:style style:name="T32" style:family="text">
      <style:text-properties officeooo:rsid="00153c71"/>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2pt" fo:font-weight="normal" officeooo:rsid="0015b63c" style:font-size-asian="10.5pt" style:font-weight-asian="normal" style:font-size-complex="12pt" style:font-weight-complex="normal"/>
    </style:style>
    <style:style style:name="T35" style:family="text">
      <style:text-properties fo:color="#6688cc" loext:opacity="100%" style:font-name="Consolas" fo:font-size="10.5pt" fo:font-weight="normal" officeooo:rsid="0015b63c" fo:background-color="#000c18" loext:char-shading-value="0"/>
    </style:style>
    <style:style style:name="T36" style:family="text">
      <style:text-properties officeooo:rsid="0015b63c"/>
    </style:style>
    <style:style style:name="T37" style:family="text">
      <style:text-properties officeooo:rsid="0015c4e7"/>
    </style:style>
    <style:style style:name="T38" style:family="text">
      <style:text-properties fo:font-size="20pt" fo:font-weight="bold" officeooo:rsid="0015c4e7" style:font-size-asian="20pt" style:font-weight-asian="bold" style:font-size-complex="20pt" style:font-weight-complex="bold"/>
    </style:style>
    <style:style style:name="T39" style:family="text">
      <style:text-properties officeooo:rsid="0017a35b"/>
    </style:style>
    <style:style style:name="T40" style:family="text">
      <style:text-properties fo:font-size="20pt" officeooo:rsid="0015b63c" style:font-size-asian="20pt" style:font-size-complex="20pt"/>
    </style:style>
    <style:style style:name="T41" style:family="text">
      <style:text-properties fo:font-size="20pt" fo:font-weight="bold" officeooo:rsid="001a042b" style:font-size-asian="20pt" style:font-weight-asian="bold" style:font-size-complex="20pt" style:font-weight-complex="bold"/>
    </style:style>
    <style:style style:name="T42" style:family="text">
      <style:text-properties officeooo:rsid="001a042b"/>
    </style:style>
    <style:style style:name="T43" style:family="text">
      <style:text-properties fo:font-size="20pt" fo:font-weight="bold" officeooo:rsid="0015b63c" style:font-size-asian="20pt" style:font-weight-asian="bold" style:font-size-complex="20pt" style:font-weight-complex="bold"/>
    </style:style>
    <style:style style:name="T44" style:family="text">
      <style:text-properties fo:font-size="20pt" fo:font-weight="normal" officeooo:rsid="001a042b" style:font-size-asian="20pt" style:font-weight-asian="normal" style:font-size-complex="20pt" style:font-weight-complex="normal"/>
    </style:style>
    <style:style style:name="T45" style:family="text">
      <style:text-properties officeooo:rsid="001d6d48"/>
    </style:style>
    <style:style style:name="T46" style:family="text">
      <style:text-properties officeooo:rsid="001c5c52"/>
    </style:style>
    <style:style style:name="T47" style:family="text">
      <style:text-properties fo:font-size="20pt" fo:font-weight="bold" officeooo:rsid="001d6d48" style:font-size-asian="20pt" style:font-weight-asian="bold" style:font-size-complex="20pt" style:font-weight-complex="bold"/>
    </style:style>
    <style:style style:name="T48" style:family="text">
      <style:text-properties fo:font-weight="normal" style:font-weight-asian="normal" style:font-weight-complex="normal"/>
    </style:style>
    <style:style style:name="T49" style:family="text">
      <style:text-properties fo:font-size="20pt" fo:font-weight="normal" officeooo:rsid="0015b63c" style:font-size-asian="20pt" style:font-weight-asian="normal" style:font-size-complex="20pt" style:font-weight-complex="normal"/>
    </style:style>
    <style:style style:name="T50" style:family="text">
      <style:text-properties fo:font-size="20pt" fo:font-weight="bold" officeooo:rsid="0022ba1b" style:font-size-asian="20pt" style:font-weight-asian="bold" style:font-size-complex="20pt" style:font-weight-complex="bold"/>
    </style:style>
    <style:style style:name="T51" style:family="text">
      <style:text-properties fo:font-size="20pt" fo:font-weight="bold" officeooo:rsid="0027c234" style:font-size-asian="20pt" style:font-weight-asian="bold" style:font-size-complex="20pt" style:font-weight-complex="bold"/>
    </style:style>
    <style:style style:name="T52" style:family="text">
      <style:text-properties fo:font-size="20pt" fo:font-weight="bold" officeooo:rsid="002978a0" style:font-size-asian="20pt" style:font-weight-asian="bold" style:font-size-complex="20pt" style:font-weight-complex="bold"/>
    </style:style>
    <style:style style:name="T53" style:family="text">
      <style:text-properties fo:font-size="20pt" fo:font-weight="bold" officeooo:rsid="002b5979" style:font-size-asian="20pt" style:font-weight-asian="bold" style:font-size-complex="20pt" style:font-weight-complex="bold"/>
    </style:style>
    <style:style style:name="T54" style:family="text">
      <style:text-properties fo:font-size="20pt" fo:font-weight="bold" officeooo:rsid="002d4796" style:font-size-asian="20pt" style:font-weight-asian="bold" style:font-size-complex="20pt" style:font-weight-complex="bold"/>
    </style:style>
    <style:style style:name="T55" style:family="text">
      <style:text-properties fo:font-weight="bold" style:font-weight-asian="bold" style:font-weight-complex="bold"/>
    </style:style>
    <style:style style:name="T56" style:family="text">
      <style:text-properties fo:font-variant="normal" fo:text-transform="none" fo:color="#cccccc" loext:opacity="100%" style:font-name="Segoe WPC" fo:letter-spacing="normal" fo:font-style="normal" fo:font-weight="normal"/>
    </style:style>
    <style:style style:name="T57" style:family="text">
      <style:text-properties fo:font-variant="normal" fo:text-transform="none" fo:color="#d7ba7d" loext:opacity="100%" style:font-name="Segoe WPC" fo:letter-spacing="normal" fo:font-style="normal" fo:font-weight="normal" fo:background-color="#ffffff" loext:char-shading-value="0" loext:padding="0cm" loext:border="none"/>
    </style:style>
    <style:style style:name="T58" style:family="text">
      <style:text-properties fo:font-variant="normal" fo:text-transform="none" fo:color="#569cd6" loext:opacity="100%" style:font-name="monospace" fo:font-size="10.5pt" fo:letter-spacing="normal" fo:font-style="normal" fo:font-weight="normal"/>
    </style:style>
    <style:style style:name="T59" style:family="text">
      <style:text-properties fo:font-variant="normal" fo:text-transform="none" fo:color="#cccccc" loext:opacity="100%" fo:letter-spacing="normal"/>
    </style:style>
    <style:style style:name="T60" style:family="text">
      <style:text-properties fo:font-variant="normal" fo:text-transform="none" fo:color="#cccccc" loext:opacity="100%" style:font-name="monospace" fo:font-size="10.5pt" fo:letter-spacing="normal" fo:font-style="normal" fo:font-weight="normal"/>
    </style:style>
    <style:style style:name="T61" style:family="text">
      <style:text-properties fo:color="#57a64a" loext:opacity="100%" style:font-name="monospace" fo:font-size="10.5pt" fo:letter-spacing="normal" fo:font-style="italic" fo:font-weight="normal"/>
    </style:style>
    <style:style style:name="T62" style:family="text">
      <style:text-properties style:font-name="Segoe WPC" fo:font-size="9.75pt" fo:font-weight="normal"/>
    </style:style>
    <style:style style:name="T63" style:family="text">
      <style:text-properties style:font-name="Segoe WPC" fo:font-size="9.75pt"/>
    </style:style>
    <style:style style:name="T64" style:family="text">
      <style:text-properties fo:color="#d7ba7d" loext:opacity="100%" style:font-name="Segoe WPC" fo:background-color="#ffffff" loext:char-shading-value="0" loext:padding="0cm" loext:border="none"/>
    </style:style>
    <style:style style:name="T65" style:family="text">
      <style:text-properties style:font-name="Segoe WPC" fo:font-size="9.75pt" fo:font-style="normal"/>
    </style:style>
    <style:style style:name="T66" style:family="text">
      <style:text-properties fo:font-variant="normal" fo:text-transform="none" style:font-name="Segoe WPC" fo:font-size="9.75pt" fo:letter-spacing="normal" fo:font-style="normal" fo:font-weight="normal"/>
    </style:style>
    <style:style style:name="T67" style:family="text">
      <style:text-properties fo:font-variant="normal" fo:text-transform="none" fo:color="#cccccc" loext:opacity="100%" style:font-name="Segoe WPC" fo:font-size="9.75pt" fo:letter-spacing="normal" fo:font-style="normal" fo:font-weight="normal"/>
    </style:style>
    <style:style style:name="T68" style:family="text">
      <style:text-properties fo:font-variant="normal" fo:text-transform="none" fo:color="#cccccc" loext:opacity="100%" style:font-name="Segoe WPC" fo:font-size="9.75pt" fo:letter-spacing="normal" fo:font-style="normal" fo:font-weight="normal" officeooo:rsid="002ffe2f"/>
    </style:style>
    <style:style style:name="T69" style:family="text">
      <style:text-properties fo:font-variant="normal" fo:text-transform="none" fo:color="#d7ba7d" loext:opacity="100%" style:font-name="Segoe WPC" fo:font-size="20pt" fo:letter-spacing="normal" fo:font-style="normal" fo:font-weight="normal" fo:background-color="#ffffff" loext:char-shading-value="0" loext:padding="0cm" loext:border="none"/>
    </style:style>
    <style:style style:name="T70" style:family="text">
      <style:text-properties fo:font-variant="normal" fo:text-transform="none" fo:color="#cccccc" loext:opacity="100%" style:font-name="Segoe WPC" fo:font-size="20pt" fo:letter-spacing="normal" fo:font-style="normal" fo:font-weight="normal"/>
    </style:style>
    <style:style style:name="T71" style:family="text">
      <style:text-properties fo:font-variant="normal" fo:text-transform="none" fo:color="#57a64a" loext:opacity="100%" style:font-name="monospace" fo:letter-spacing="normal" fo:font-style="italic" fo:font-weight="normal" fo:background-color="#ffffff" loext:char-shading-value="0" loext:padding="0cm" loext:border="none"/>
    </style:style>
    <style:style style:name="T72" style:family="text">
      <style:text-properties fo:font-variant="normal" fo:text-transform="none" fo:color="#569cd6" loext:opacity="100%" style:font-name="monospace" fo:font-size="10.5pt" fo:letter-spacing="normal" fo:font-style="normal" fo:font-weight="normal" loext:padding="0cm" loext:border="none"/>
    </style:style>
    <style:style style:name="T73" style:family="text">
      <style:text-properties fo:font-variant="normal" fo:text-transform="none" fo:color="#cccccc" loext:opacity="100%" style:font-name="monospace" fo:font-size="10.5pt" fo:letter-spacing="normal" fo:font-style="normal" fo:font-weight="normal" loext:padding="0cm" loext:border="none"/>
    </style:style>
    <style:style style:name="T74" style:family="text">
      <style:text-properties fo:font-variant="normal" fo:text-transform="none" fo:color="#57a64a" loext:opacity="100%" style:font-name="monospace" fo:font-size="10.5pt" fo:letter-spacing="normal" fo:font-style="italic" fo:font-weight="normal" loext:padding="0cm" loext:border="none"/>
    </style:style>
    <style:style style:name="T75" style:family="text">
      <style:text-properties fo:font-variant="normal" fo:text-transform="none" fo:color="#cccccc" loext:opacity="100%" fo:letter-spacing="normal" loext:padding="0cm" loext:border="none"/>
    </style:style>
    <style:style style:name="T76" style:family="text">
      <style:text-properties fo:font-variant="normal" fo:text-transform="none" fo:color="#d69d85" loext:opacity="100%" style:font-name="monospace" fo:font-size="10.5pt" fo:letter-spacing="normal" fo:font-style="normal" fo:font-weight="normal" loext:padding="0cm" loext:border="none"/>
    </style:style>
    <style:style style:name="T77" style:family="text">
      <style:text-properties fo:font-variant="normal" fo:text-transform="none" fo:color="#cccccc" loext:opacity="100%" fo:letter-spacing="normal" fo:background-color="#ffffff" loext:char-shading-value="0" loext:padding="0cm" loext:border="none"/>
    </style:style>
    <style:style style:name="T78" style:family="text">
      <style:text-properties fo:font-variant="normal" fo:text-transform="none" fo:color="#569cd6" loext:opacity="100%" style:font-name="monospace" fo:font-size="10.5pt" fo:letter-spacing="normal" fo:font-style="normal" fo:font-weight="normal" fo:background-color="#ffffff" loext:char-shading-value="0" loext:padding="0cm" loext:border="none"/>
    </style:style>
    <style:style style:name="T79" style:family="text">
      <style:text-properties fo:font-variant="normal" fo:text-transform="none" fo:color="#cccccc" loext:opacity="100%" style:font-name="monospace" fo:font-size="10.5pt" fo:letter-spacing="normal" fo:font-style="normal" fo:font-weight="normal" fo:background-color="#ffffff" loext:char-shading-value="0" loext:padding="0cm" loext:border="none"/>
    </style:style>
    <style:style style:name="T80" style:family="text">
      <style:text-properties fo:font-variant="normal" fo:text-transform="none" fo:color="#4ec9b0" loext:opacity="100%" style:font-name="monospace" fo:font-size="10.5pt" fo:letter-spacing="normal" fo:font-style="normal" fo:font-weight="normal" fo:background-color="#ffffff" loext:char-shading-value="0" loext:padding="0cm" loext:border="none"/>
    </style:style>
    <style:style style:name="T81" style:family="text">
      <style:text-properties fo:font-variant="normal" fo:text-transform="none" fo:color="#cccccc" loext:opacity="100%" style:font-name="Segoe WPC" fo:font-size="9.75pt" fo:letter-spacing="normal" fo:font-style="normal" fo:font-weight="normal" fo:background-color="#ffffff" loext:char-shading-value="0" style:font-name-asian="NSimSun" style:font-name-complex="Liberation Mono" loext:padding="0cm" loext:border="none"/>
    </style:style>
    <style:style style:name="T82" style:family="text">
      <style:text-properties fo:font-variant="normal" fo:text-transform="none" fo:color="#d7ba7d" loext:opacity="100%" style:font-name="Segoe WPC" fo:letter-spacing="normal" fo:font-style="normal" fo:font-weight="normal" loext:padding="0cm" loext:border="none"/>
    </style:style>
    <style:style style:name="T83" style:family="text">
      <style:text-properties fo:font-size="10.5pt"/>
    </style:style>
    <style:style style:name="T84" style:family="text">
      <style:text-properties fo:font-variant="normal" fo:text-transform="none" fo:color="#cccccc" loext:opacity="100%" style:font-name="Segoe WPC" fo:font-size="18pt" fo:letter-spacing="normal" fo:font-style="normal" fo:font-weight="normal" style:font-size-asian="18pt" style:font-size-complex="18pt"/>
    </style:style>
    <style:style style:name="T85" style:family="text">
      <style:text-properties fo:font-size="20pt" officeooo:rsid="002f2da5" style:font-size-asian="20pt" style:font-size-complex="20pt"/>
    </style:style>
    <style:style style:name="T86" style:family="text">
      <style:text-properties officeooo:rsid="0031137f"/>
    </style:style>
    <style:style style:name="T87" style:family="text">
      <style:text-properties fo:font-variant="normal" fo:text-transform="none" fo:color="#d7ba7d" loext:opacity="100%" style:font-name="Segoe WPC" fo:font-size="10.5pt" fo:letter-spacing="normal" fo:font-style="normal" fo:font-weight="normal" fo:background-color="#ffffff" loext:char-shading-value="0" loext:padding="0cm" loext:border="none"/>
    </style:style>
    <style:style style:name="T88" style:family="text">
      <style:text-properties fo:font-variant="normal" fo:text-transform="none" fo:color="#225588" loext:opacity="100%" style:font-name="Consolas" fo:font-size="10.5pt" fo:letter-spacing="normal" fo:font-style="normal" fo:font-weight="normal" officeooo:rsid="002f2da5" fo:background-color="#000c18" loext:char-shading-value="0" style:font-size-asian="20pt" style:font-size-complex="20pt"/>
    </style:style>
    <style:style style:name="T89" style:family="text">
      <style:text-properties fo:font-variant="normal" fo:text-transform="none" fo:color="#6688cc" loext:opacity="100%" style:font-name="Consolas" fo:font-size="10.5pt" fo:letter-spacing="normal" fo:font-style="normal" fo:font-weight="normal" officeooo:rsid="002f2da5" fo:background-color="#000c18" loext:char-shading-value="0" style:font-size-asian="20pt" style:font-size-complex="20pt"/>
    </style:style>
    <style:style style:name="T90" style:family="text">
      <style:text-properties fo:font-variant="normal" fo:text-transform="none" fo:color="#22aa44" loext:opacity="100%" style:font-name="Consolas" fo:font-size="10.5pt" fo:letter-spacing="normal" fo:font-style="normal" fo:font-weight="normal" officeooo:rsid="002f2da5" fo:background-color="#000c18" loext:char-shading-value="0" style:font-size-asian="20pt" style:font-size-complex="20pt"/>
    </style:style>
    <style:style style:name="T91" style:family="text">
      <style:text-properties fo:color="#9966b8" loext:opacity="100%" fo:font-style="italic"/>
    </style:style>
    <style:style style:name="T92" style:family="text">
      <style:text-properties fo:color="#225588" loext:opacity="100%"/>
    </style:style>
    <style:style style:name="T93" style:family="text">
      <style:text-properties fo:color="#225588" loext:opacity="100%" style:font-name="Consolas" fo:font-size="10.5pt" fo:font-weight="normal"/>
    </style:style>
    <style:style style:name="T94" style:family="text">
      <style:text-properties style:font-name="Consolas" fo:font-size="10.5pt" fo:font-weight="normal"/>
    </style:style>
    <style:style style:name="T95" style:family="text">
      <style:text-properties fo:color="#9966b8" loext:opacity="100%" style:font-name="Consolas" fo:font-size="10.5pt" fo:font-style="italic" fo:font-weight="normal"/>
    </style:style>
    <style:style style:name="T96" style:family="text">
      <style:text-properties fo:color="#22aa44" loext:opacity="100%" style:font-name="Consolas" fo:font-size="10.5pt" fo:font-weight="normal"/>
    </style:style>
    <style:style style:name="T97" style:family="text">
      <style:text-properties fo:color="#ddbb88" loext:opacity="100%"/>
    </style:style>
    <style:style style:name="T98" style:family="text">
      <style:text-properties fo:color="#22aa44" loext:opacity="100%"/>
    </style:style>
    <style:style style:name="T99" style:family="text">
      <style:text-properties fo:color="#ddbb88" loext:opacity="100%" style:font-name="Consolas" fo:font-size="10.5pt" fo:font-weight="normal"/>
    </style:style>
    <style:style style:name="T100" style:family="text">
      <style:text-properties fo:font-variant="normal" fo:text-transform="none" fo:color="#cccccc" loext:opacity="100%" style:font-name="Segoe WPC" fo:font-size="9.75pt" fo:letter-spacing="normal" fo:font-style="normal" fo:font-weight="normal" officeooo:rsid="00321876"/>
    </style:style>
    <style:style style:name="T101" style:family="text">
      <style:text-properties fo:font-variant="normal" fo:text-transform="none" fo:color="#3794ff" loext:opacity="100%" style:text-line-through-style="none" style:text-line-through-type="none" style:font-name="Segoe WPC" fo:font-size="10.5pt" fo:letter-spacing="normal" fo:font-style="normal" style:text-underline-style="none" fo:font-weight="normal" style:text-blinking="false" fo:background-color="#ffffff" loext:char-shading-value="0" loext:padding="0cm" loext:border="none"/>
    </style:style>
    <style:style style:name="T102" style:family="text">
      <style:text-properties fo:font-size="18pt" style:font-size-asian="18pt" style:font-size-complex="18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2"><text:s text:c="72"/><text:span text:style-name="T1">App de autenticación base</text:span></text:p>
      <text:p text:style-name="P2"/>
      <text:p text:style-name="P3">Desglose el package.json y introduccion de donde se almacena la app</text:p>
      <text:p text:style-name="P2"/>
      <text:p text:style-name="P4">1. La app esta alojada en la carpeta mi-app-suppabase , dentro uno de los archivos mas importantes de este tipo de proyecto es el package.json donde estan contenidas las librerias y herramientas de codigo usadas hasta el momento para hacer funcionar todo , dentro de lo instalado encontramos :</text:p>
      <text:p text:style-name="P4"/>
      <text:p text:style-name="P4"><text:tab/><text:tab/><text:tab/><text:tab/><text:tab/><text:span text:style-name="T2">Dependencias de producción</text:span></text:p>
      <text:p text:style-name="P4"/>
      <text:p text:style-name="P4">-react(v19) : Libreria base de UI con ella se puede usar componentes funcionales, Hooks modernos(Use state, useEffect, useContext,useMemo) la base para apps dinamicas y escalables, <text:span text:style-name="T2">principalmente para la creación de componentes.</text:span></text:p>
      <text:p text:style-name="P4"/>
      <text:p text:style-name="P4">-react-router-doom(v7) : Encargada de manejar las rutas dentro del proyecto , puede crear rutas privadas y publicas , anidar interfaces, protección por sesión, navegación dinámica, <text:span text:style-name="T2">permite la comunicación web y renderizar los componentes .jsx en cada vista configurada.</text:span></text:p>
      <text:p text:style-name="P5">En este caso se usa para las vistas creadas como la ruta raiz inicial del proyecto donde es “/” donde se reciben las credenciales de inicio de sesion , tambien esta el acceso a las rutas de registro para crear un usuario en la base de datos donde entran las operaciones crud de insert into, “/login”, “/perfil” , define que componentes se mostraran para cada una de estas rutas.</text:p>
      <text:p text:style-name="P5"><text:s/></text:p>
      <text:p text:style-name="P2">-<text:span text:style-name="T2">@supabase/supabase-js : Es la librería cliente oficial de supabase , permite la comunicación de la app con los servicios de supabase para el almacenamiento de credenciales de inicio o otro dato en bd, con ella en esta app estamos gestionando la autenticación (login,registro), realizar operaciones en la base de datos(Leer , crear, actualizar,borrar datos) , usamos un servicio de almacenamiento de datos es una funcionalidad del servicio para conservar los datos.</text:span></text:p>
      <text:p text:style-name="P2"/>
      <text:p text:style-name="P2">-<text:span text:style-name="T2">Vite: Es la herramienta de construcción y servidor de desarrollo inicial para el proyecto una preconfiguración inicial para comenzar el desarrollo, se usa para tener un servidor de desarrollo local para ver los cambios al instante y si son operativos, en caso de error esta herramienta dara aviso de los errores en tiempo real, optimiza el codigo para produccion empaquetandolo en archivos mas pequeños y eficientes.</text:span></text:p>
      <text:p text:style-name="P2"/>
      <text:p text:style-name="P2">-<text:span text:style-name="T2">@vitejs/plugin-react: es un plugin oficial para vite, permite que vite entienda y compile la sintaxis de JSX de React y habilita funcionalidades como fast refresh.</text:span></text:p>
      <text:p text:style-name="P2"/>
      <text:p text:style-name="P2">-<text:span text:style-name="T2">typescript: Un conjunto de funcionalidades que soportan los editores de codigo como visual studio code donde permite el tipado estatico esto ayuda a la detección de errores en tiempo real dentro del codigo al seguir una sintax exacta una forma modular de escritura, ofrece funciones como autocompletado de codigo y mantenimiento.</text:span></text:p>
      <text:p text:style-name="P2"/>
      <text:p text:style-name="P2">-<text:span text:style-name="T2">@types/react y @types/react-dom : </text:span><text:span text:style-name="T3">Paquetes que contienen las definiciones de tipos de Typescript para react, se usan para que Typescript entienda la estructura y las funciones de react y ReactDOM, proporcionando que se conserve la estructura. </text:span></text:p>
      <text:p text:style-name="P2"/>
      <text:p text:style-name="P2"><text:soft-page-break/>-<text:span text:style-name="T3">eslint : Es una her</text:span><text:span text:style-name="T4">ramienta de “linting” para analizar el codigo estaticamente , sus funciones principales son encontrar y reportar patrones problematicos , errores potenciales y codigo que no sigue las guias del estilo del proyecto , ayudando a mantener codigo limpio y consistente</text:span></text:p>
      <text:p text:style-name="P2">-<text:span text:style-name="T5">typescritpt-eslint y plugins relacionados(@eslint/js,globals): son un conjunto de herramientas para que Eslint pueda analizar el codigo Typescript se usan para adaptar a Eslint para traducir el codigo y la sintaxis de Typescript y pueda aplicar las reglas especificas del lenguaje en este caso Javascript pero es una combinacion de librerias donde se permite el uso de css , javascript para manipular el dom y el crud de datos. </text:span></text:p>
      <text:p text:style-name="P2"/>
      <text:p text:style-name="P2">-<text:span text:style-name="T6">eslint-plugin-react-hooks y eslint-plugin-react-refresh : Plugins de Eslint para react , el primero react-hooks impone las reglas correctas para usar hooks en react, El segundo react-refresh asegura que la configuracion de fast refresh funciones correctamente.</text:span></text:p>
      <text:p text:style-name="P2"/>
      <text:p text:style-name="P2">-<text:span text:style-name="T6">tailwindcsss, postcss, autoprefixer :</text:span></text:p>
      <text:p text:style-name="P3">TAILWINDCSS: Un framework de css “utility-first” que permite diseñar directamente en el html mediante clases un ejemplo seria funciones de css como “text-center” o “bg-blue-500” estas pueden ser aplicadas en las etiquetas directamente y consume los estilos a travez de la web y no crear codigo demas al simplificar algunas cosas. </text:p>
      <text:p text:style-name="P3"/>
      <text:p text:style-name="P3">-postcss: Una herramienta que transforma el css con plugins para ser interpretado. </text:p>
      <text:p text:style-name="P3"/>
      <text:p text:style-name="P3">-AUTOPREFIXER: Un plugin de PostCSS que añade automaticamente prefijos de navegador(-webkit-,-moz-) al css para garantizar la compatibilidad entre navegadores.</text:p>
      <text:p text:style-name="P6"/>
      <text:p text:style-name="P7"><text:s text:c="9"/></text:p>
      <text:p text:style-name="P7"><text:s text:c="95"/></text:p>
      <text:p text:style-name="P7"/>
      <text:p text:style-name="P7"><text:span text:style-name="T7"><text:s/></text:span><text:span text:style-name="T8">El sistema de componentes dentro de la app</text:span><text:span text:style-name="T9"> </text:span></text:p>
      <text:p text:style-name="P7"/>
      <text:p text:style-name="P8">El archivo index.html esta alojado dentro de la carpeta “mi-app-supabase” aquí esta el logo principal de la app donde se hace la referencia y se llama al archivo <text:s/>vite.svg dentro de la carpeta public.</text:p>
      <text:p text:style-name="P8"/>
      <text:list text:style-name="L1">
        <text:list-item>
          <text:p text:style-name="P9"><text:span text:style-name="T10">Esta el encabezado &lt;</text:span><text:span text:style-name="T11">head&gt;&lt;head/&gt; Aqui dentro de la etiqueta head va tambien &lt;meta charset=”UTF-8”/&gt; <text:s/>que controla la codificación de caracteres su proposito es permitir que el navegador interprete correctamente todos los textos,acentos y simbolos especiales (como la “ñ”) que se usen dentro de la aplicación es el UTF-8 estandar universal.</text:span></text:p>
        </text:list-item>
      </text:list>
      <text:p text:style-name="P10"><text:tab/></text:p>
      <text:p text:style-name="P10"><text:span text:style-name="T11"><text:s text:c="7"/>2.</text:span><text:tab/><text:span text:style-name="T11">tambien dentro de la etiqueta head esta </text:span><text:span text:style-name="T12"> </text:span><text:span text:style-name="T13">&lt;</text:span><text:span text:style-name="T14">link</text:span><text:span text:style-name="T13"> </text:span><text:span text:style-name="T15">rel</text:span><text:span text:style-name="T13">=</text:span><text:span text:style-name="T16">"icon"</text:span><text:span text:style-name="T13"> </text:span><text:span text:style-name="T15">type</text:span><text:span text:style-name="T13">=</text:span><text:span text:style-name="T16">"image/svg+xml"</text:span><text:span text:style-name="T13"> </text:span><text:span text:style-name="T15">href</text:span><text:span text:style-name="T13">=</text:span><text:span text:style-name="T16">"/vite.svg"</text:span><text:span text:style-name="T13"> /&gt; </text:span>, <text:span text:style-name="T17">Esta linea de codigo controla el favicon de la pagina que aparece en la pestaña del navegador al acceder a la pagina y que queda en los marcadores al guardar la URL dentro del navegador que esta siendo referenciado desde la carpeta public donde el proyecto tiene acceso a los recursos svg u otro que no sea de carácter privado , en este caso es el pequeño icono por defecto que trae vite+react </text:span><text:s text:c="30"/></text:p>
      <text:p text:style-name="P2"><text:s text:c="60"/></text:p>
      <text:p text:style-name="P11"><text:span text:style-name="T17">3. </text:span><text:span text:style-name="T13">&lt;</text:span><text:span text:style-name="T14">meta</text:span><text:span text:style-name="T13"> </text:span><text:span text:style-name="T15">name</text:span><text:span text:style-name="T13">=</text:span><text:span text:style-name="T16">"viewport"</text:span><text:span text:style-name="T13"> </text:span><text:span text:style-name="T15">content</text:span><text:span text:style-name="T13">=</text:span><text:span text:style-name="T16">"width=device-width, initial-scale=1.0"</text:span><text:span text:style-name="T13"> /&gt; </text:span>,<text:span text:style-name="T17">Controla la forma en la que la pagina se muestra en los dispositivos moviles(Parte del diseño responsivo) el proposito de <text:s/></text:span><text:span text:style-name="T18">width=device-width </text:span>le dice <text:span text:style-name="T17">al navegador que el ancho de ña pagina debe ser igual al del </text:span><text:soft-page-break/><text:span text:style-name="T17">dispositivo, <text:s/></text:span><text:span text:style-name="T18">initial-scale=1.0 </text:span>Esta<text:span text:style-name="T17">blece el nivel de zoom inicial es una etiqueta escencial para que la aplicación se vea de forma correcta en dispositivos moviles y tabletas.</text:span></text:p>
      <text:p text:style-name="P11"/>
      <text:p text:style-name="P11"><text:s text:c="29"/><text:span text:style-name="T17">4.</text:span><text:span text:style-name="T13">&lt;</text:span><text:span text:style-name="T14">title</text:span><text:span text:style-name="T13">&gt;mi-app-supabase&lt;/</text:span><text:span text:style-name="T14">title</text:span><text:span text:style-name="T13">&gt; </text:span>E<text:span text:style-name="T17">sta linea de codigo controla el titulo de la pagina su proposito es el texto que aparece en la pestaña del navegador , es importante para el SEO(Posicionamiento en buscadores) y sirve como un identificador de la pagina.</text:span></text:p>
      <text:p text:style-name="P11"/>
      <text:p text:style-name="P12"><text:span text:style-name="T19">5. La etiqueta &lt;Body&gt;&lt;Body/&gt; es el cuerpo de la pagina contiene el contenido visible de la aplicación dentro de esta etiqueta esta </text:span><text:span text:style-name="T13">&lt;</text:span><text:span text:style-name="T14">div</text:span><text:span text:style-name="T13"> </text:span><text:span text:style-name="T15">id</text:span><text:span text:style-name="T13">=</text:span><text:span text:style-name="T16">"root"</text:span><text:span text:style-name="T13">&gt;&lt;/</text:span><text:span text:style-name="T14">div</text:span><text:span text:style-name="T13">&gt; </text:span>es <text:span text:style-name="T19">el contenedor principal de toda la aplicación react el proposito de este div esta inicialmente vacio actua como el punto de montaje </text:span><text:span text:style-name="T20">donde react a travez de javascript inyectara y gestionara todos los componentes, vistas y elementos interactivos de tu aplicación es la raiz de la interfaz de usuario.</text:span></text:p>
      <text:p text:style-name="P12"/>
      <text:p text:style-name="P13"><text:span text:style-name="T21">6.</text:span><text:span text:style-name="T13">&lt;</text:span><text:span text:style-name="T14">script</text:span><text:span text:style-name="T13"> </text:span><text:span text:style-name="T15">type</text:span><text:span text:style-name="T13">=</text:span><text:span text:style-name="T16">"module"</text:span><text:span text:style-name="T13"> </text:span><text:span text:style-name="T15">src</text:span><text:span text:style-name="T13">=</text:span><text:span text:style-name="T16">"/src/main.tsx"</text:span><text:span text:style-name="T13">&gt;&lt;/</text:span><text:span text:style-name="T14">script</text:span><text:span text:style-name="T13">&gt; </text:span>C<text:span text:style-name="T21">ontrola el inicio de la aplicación react el proposito de esta linea de codigo es el mas importante le dice al navegador que cargue y ejecute el archivo /src/main.tsx , </text:span><text:span text:style-name="T22">type</text:span><text:span text:style-name="T23">=</text:span><text:span text:style-name="T24">"module" </text:span>E<text:span text:style-name="T21">s crucial le indica al navegador que el script utiliza modulos de Javascript ES6 lo que es fundamental para que vite funcione correctamente.</text:span></text:p>
      <text:p text:style-name="P13"/>
      <text:p text:style-name="P14"><text:span text:style-name="T15">src</text:span><text:span text:style-name="T13">=</text:span><text:span text:style-name="T16">"/src/main.tsx" </text:span>Es<text:span text:style-name="T25">te archivo main.tsx contiene el codigo inicial que le dice a react-dom que encuentre el </text:span><text:span text:style-name="T26">&lt;</text:span><text:span text:style-name="T27">div</text:span><text:span text:style-name="T26"> </text:span><text:span text:style-name="T28">id</text:span><text:span text:style-name="T26">=</text:span><text:span text:style-name="T29">"root"</text:span><text:span text:style-name="T26">&gt;&lt;/</text:span><text:span text:style-name="T27">div</text:span><text:span text:style-name="T26">&gt; </text:span>y <text:span text:style-name="T25">que renderice el componente principal de la aplicación llamado </text:span><text:span text:style-name="T13">&lt;</text:span><text:span text:style-name="T30">App</text:span><text:span text:style-name="T13"> /&gt; </text:span>de<text:span text:style-name="T25">ntro de main.tsx. </text:span></text:p>
      <text:p text:style-name="P14"/>
      <text:p text:style-name="P15">El flujo de carga de la aplicación </text:p>
      <text:p text:style-name="P14"/>
      <text:p text:style-name="P16">1. El usuario accede a la URL el servidor envia este unico archivo index.html</text:p>
      <text:p text:style-name="P16">2. <text:span text:style-name="T31">El navegador lee la etiqueta &lt;head&gt; y establece el titulo, el icono, y la configuracion del viewport</text:span> <text:s text:c="25"/></text:p>
      <text:p text:style-name="P17">3.El navegador lee el &lt;body&gt; y encuentra el &lt;div id=”root”&gt;</text:p>
      <text:p text:style-name="P18">4.<text:span text:style-name="T25">Inmediatamente el navegador ejecuta el script </text:span><text:span text:style-name="T26">&lt;</text:span><text:span text:style-name="T27">script</text:span><text:span text:style-name="T26"> </text:span><text:span text:style-name="T28">type</text:span><text:span text:style-name="T26">=</text:span><text:span text:style-name="T29">"module"</text:span><text:span text:style-name="T26"> </text:span><text:span text:style-name="T28">src</text:span><text:span text:style-name="T26">=</text:span><text:span text:style-name="T29">"/src/main.tsx"</text:span><text:span text:style-name="T26">&gt;&lt;/</text:span><text:span text:style-name="T27">script</text:span> </text:p>
      <text:p text:style-name="P19">5.maint.tsx se ejecuta, importa React,ReactDOM el componente principal App </text:p>
      <text:p text:style-name="P19">6.El codigo en main.tsx le dice a ReactDOM “<text:span text:style-name="T32">Renderiza el componente App dentro del elemento con id=’root’ </text:span></text:p>
      <text:p text:style-name="P20">7.A partir de ese momento react toma el control total del contenido dentro del &lt;div id=’root’&gt;, gestionando las vistas , la logica y las interacciones sin volver a cargar index.html </text:p>
      <text:p text:style-name="P21"><text:s text:c="144"/></text:p>
      <text:p text:style-name="P22"><text:span text:style-name="T7">El archivo </text:span><text:span text:style-name="T33">main.tsx</text:span></text:p>
      <text:p text:style-name="P23"/>
      <text:p text:style-name="P24"><text:span text:style-name="T34">Es el punto de entrada de la aplicación aquí se importa ReactDOM y React tambien se importa la App principal que es el componente App.tsx </text:span><text:span text:style-name="T13">ReactDOM.</text:span><text:span text:style-name="T15">createRoot</text:span><text:span text:style-name="T13">(document.</text:span><text:span text:style-name="T15">getElementById</text:span><text:span text:style-name="T13">(</text:span><text:span text:style-name="T16">'root'</text:span><text:span text:style-name="T13">)</text:span><text:span text:style-name="T14">!</text:span><text:span text:style-name="T13">).</text:span><text:span text:style-name="T15">render</text:span><text:span text:style-name="T13">(“… </text:span><text:span text:style-name="T35">Le dice como renderizar la app desde aquí en modo estricto y carga el componente &lt;App/&gt;</text:span><text:span text:style-name="T13">”) </text:span>e<text:span text:style-name="T36">n el DOM element with the ID root</text:span></text:p>
      <text:p text:style-name="P24">&lt;<text:span text:style-name="T36">React.StrictMode&gt; Es una herramienta para evitar potenciales problemas en la aplicación , </text:span><text:span text:style-name="T37">da señales y avisos por la consola del navegador(leer por la web para mas información).</text:span></text:p>
      <text:p text:style-name="P24"/>
      <text:p text:style-name="P24"><text:s text:c="6"/></text:p>
      <text:p text:style-name="P25"><text:soft-page-break/><text:span text:style-name="T7">El archivo </text:span><text:span text:style-name="T38">App.tsx</text:span></text:p>
      <text:p text:style-name="P26"><text:s text:c="24"/></text:p>
      <text:p text:style-name="P27">En este componente se importan los componentes creados dentro del proyecto y se asignan como rutas , tambien se importa un componente importante la PrivateRoute.tsx que esta en la carpeta componentes para definir la ruta privada a la que se accede al realizar el inicio de sesión.</text:p>
      <text:p text:style-name="P27"/>
      <text:p text:style-name="P27">Se importa react-router-<text:span text:style-name="T39">dom</text:span> para definir las rutas <text:span text:style-name="T39">de la aplicación, &lt;AuthProvider&gt;&lt;AuthProvider/&gt; se usa para envolver todas las rutas definidas dentro del componente App.tsx dando el contexto o la condicion de que el usuario debe estar autorizado al iniciar un unico usuario, <text:s/></text:span><text:s/></text:p>
      <text:p text:style-name="P28"/>
      <text:p text:style-name="P2"/>
      <text:p text:style-name="P2"><text:s text:c="152"/></text:p>
      <text:p text:style-name="P29"><text:s/><text:span text:style-name="T40">El archivo </text:span><text:span text:style-name="T41">Index.css</text:span></text:p>
      <text:p text:style-name="P30"/>
      <text:p text:style-name="P29">d<text:span text:style-name="T42">efine los estilos para toda la aplicación , como la fuente que se usa en toda la pagina, colores y estilos por default que se aplican a todo es el punto para editar de forma general para el &lt;body&gt;, &lt;a&gt; y &lt;button&gt; incluye estilos de la iluminacion y temas de oscuridad.</text:span></text:p>
      <text:p text:style-name="P29"/>
      <text:p text:style-name="P29"><text:span text:style-name="T40">El archivo</text:span><text:span text:style-name="T43"> </text:span><text:span text:style-name="T41">App.css</text:span><text:span text:style-name="T44"> </text:span></text:p>
      <text:p text:style-name="P31"/>
      <text:p text:style-name="P32">Contiene los estilos especificos para el componente App , las animaciones del logo y estilos generales de lo que exista en el componente.</text:p>
      <text:p text:style-name="P31"/>
      <text:p text:style-name="P33"><text:span text:style-name="T45">El archivo </text:span><text:span text:style-name="T42">src/types.ts</text:span></text:p>
      <text:p text:style-name="P33"/>
      <text:p text:style-name="P34">Este archivo define los tipos de typescript utilizados en toda la aplicación, garantizando la seguridad de tipos y una mejos mantenibilidad del codigo.</text:p>
      <text:p text:style-name="P34"/>
      <text:p text:style-name="P34">AuthCredentials es la interfaz para las credenciales necesarias en el registro (sign-up) y el inicio de sesión (sign-in).</text:p>
      <text:p text:style-name="P34"/>
      <text:p text:style-name="P34">Campos: “email”&gt;correo electronico , “password”&gt;Contraseña del usuario, “username”&gt;Nombre de usuario opcional.</text:p>
      <text:p text:style-name="P34"/>
      <text:p text:style-name="P34">Profile es la interfaz que representa el perfil del usuario sus campos son “username”&gt;Nombre de usuario asociado al perfil.</text:p>
      <text:p text:style-name="P34"/>
      <text:p text:style-name="P34">AuthContextType este define la estructura del contexto de autenticación de la aplicación incluye la sesion del usuario (Informaci<text:span text:style-name="T46">ón sobre si esta autenticado), Perfil del usuario, Funciones de autenticación son signUp&gt;Registrar un nuevo usuario, signIn&gt;Iniciar sesion,signOut&gt;Cerrar sesión, el estado de carga (Loading) para manejar procesos asíncronos, Funcion para obtener el perfil del usuario.</text:span></text:p>
      <text:p text:style-name="P31"/>
      <text:p text:style-name="P31"/>
      <text:p text:style-name="P35"><text:soft-page-break/><text:span text:style-name="T40">El archivo</text:span><text:span text:style-name="T43"> </text:span><text:span text:style-name="T47">src/components/PrivateRoute.tsx</text:span></text:p>
      <text:p text:style-name="P36"/>
      <text:p text:style-name="P37"><text:span text:style-name="T45">Este componente protege las rutas exigiendo la autenticación en primera instancia usa “useAuth” hook (Una funcion especial que permite chequear si el usuario esta logeado dentro de la app web) si el usuario esta cargando muestra el display de loading “Cargando” el mensaje, si el usuario is logged in(Esta iniciado) este renderiza el componente &lt;Outlet/&gt; si el usuario no esta logeado iniciado en sesión este es redirigido a la pagina en la ruta llamada <text:s/></text:span><text:span text:style-name="T48"><text:s text:c="51"/></text:span></text:p>
      <text:p text:style-name="P38"><text:s text:c="67"/></text:p>
      <text:p text:style-name="P39"><text:span text:style-name="T49">El archivo</text:span><text:span text:style-name="T43"> </text:span><text:span text:style-name="T47">s</text:span><text:span text:style-name="T50">rc/context/AuthContext.tsx</text:span></text:p>
      <text:p text:style-name="Standard"/>
      <text:p text:style-name="P40">Este archivo crea y administra como se realiza la autenticación provee un estado global para ello</text:p>
      <text:p text:style-name="P41"/>
      <text:p text:style-name="P41">La variable AuthContext esta creada con createContex un hook de react para manejar el estado de autenticación de usuarios.</text:p>
      <text:p text:style-name="P42"/>
      <text:p text:style-name="P43"><text:span text:style-name="Strong_20_Emphasis">AuthContext</text:span>: Creado con <text:span text:style-name="Source_20_Text">createContext</text:span> para mantener el estado de autenticación. </text:p>
      <text:list text:style-name="L2">
        <text:list-item>
          <text:p text:style-name="P44"><text:span text:style-name="Strong_20_Emphasis">AuthProvider</text:span>: Un componente que provee el contexto de autenticación a sus componentes hijos. </text:p>
        </text:list-item>
        <text:list-item>
          <text:p text:style-name="P44">Utiliza <text:span text:style-name="Strong_20_Emphasis">useState</text:span> para manejar la sesión, el usuario, el perfil y el estado de carga. </text:p>
        </text:list-item>
        <text:list-item>
          <text:p text:style-name="P44">Un <text:span text:style-name="Strong_20_Emphasis">useEffect</text:span> configura un listener para los cambios en el estado de autenticación mediante <text:span text:style-name="Source_20_Text">supabase.auth.onAuthStateChange</text:span>. Esto mantiene la sesión del usuario sincronizada. </text:p>
        </text:list-item>
        <text:list-item>
          <text:p text:style-name="P44">También obtiene la sesión del usuario cuando el componente se monta. </text:p>
        </text:list-item>
        <text:list-item>
          <text:p text:style-name="P44"><text:span text:style-name="Strong_20_Emphasis">fetchProfile</text:span>: Una función para recuperar el perfil del usuario desde la tabla <text:span text:style-name="Source_20_Text">profiles</text:span> en Supabase. </text:p>
        </text:list-item>
        <text:list-item>
          <text:p text:style-name="P44">Proporciona funciones de autenticación (<text:span text:style-name="Strong_20_Emphasis">signUp, signIn, signOut</text:span>) que interactúan con el cliente de Supabase. </text:p>
        </text:list-item>
        <text:list-item>
          <text:p text:style-name="P45"><text:span text:style-name="Strong_20_Emphasis">useAuth</text:span>: Un hook personalizado que simplifica el acceso al contexto de autenticación. Garantiza que los componentes que lo usan estén envueltos dentro de un <text:span text:style-name="Source_20_Text">AuthProvider</text:span>. </text:p>
        </text:list-item>
      </text:list>
      <text:p text:style-name="P46"/>
      <text:p text:style-name="P2"><text:s text:c="41"/></text:p>
      <text:p text:style-name="P2"><text:s text:c="62"/></text:p>
      <text:p text:style-name="P47"><text:span text:style-name="T49">El archivo</text:span><text:span text:style-name="T43"> </text:span><text:span text:style-name="T47">s</text:span><text:span text:style-name="T50">rc/context/</text:span><text:span text:style-name="T51">supabaseClient.ts</text:span></text:p>
      <text:p text:style-name="P48">Este archivo inicializa el <text:span text:style-name="Strong_20_Emphasis">cliente de Supabase</text:span>.</text:p>
      <text:list text:style-name="L3">
        <text:list-item>
          <text:p text:style-name="P49">Importa <text:span text:style-name="Strong_20_Emphasis">createClient</text:span> desde <text:span text:style-name="Source_20_Text">@supabase/supabase-js</text:span>. </text:p>
        </text:list-item>
        <text:list-item>
          <text:p text:style-name="P50">Obtiene la <text:span text:style-name="Strong_20_Emphasis">URL de Supabase</text:span> y la <text:span text:style-name="Strong_20_Emphasis">clave anónima</text:span> desde las variables de entorno (<text:span text:style-name="Source_20_Text">import.meta.env</text:span>). </text:p>
        </text:list-item>
        <text:list-item>
          <text:p text:style-name="P51">Crea y exporta una única instancia del cliente de Supabase, la cual se utiliza en toda la aplicación para interactuar con la base de datos y los servicios de autenticación. </text:p>
        </text:list-item>
      </text:list>
      <text:p text:style-name="P2"><text:s text:c="10"/></text:p>
      <text:p text:style-name="P47"><text:soft-page-break/><text:span text:style-name="T49">El archivo</text:span><text:span text:style-name="T43"> </text:span><text:span text:style-name="T47">s</text:span><text:span text:style-name="T50">rc/context/</text:span><text:span text:style-name="T51">Home.tsx</text:span></text:p>
      <text:p text:style-name="Text_20_body">La página principal de la aplicación.</text:p>
      <text:list text:style-name="L4">
        <text:list-item>
          <text:p text:style-name="P52">Utiliza el <text:span text:style-name="Strong_20_Emphasis">hook useAuth</text:span> para obtener el estado de autenticación del usuario. </text:p>
        </text:list-item>
        <text:list-item>
          <text:p text:style-name="P52">Si el usuario ha iniciado sesión, muestra un mensaje de bienvenida con su nombre de usuario y proporciona enlaces a su perfil junto con un botón para cerrar sesión. </text:p>
        </text:list-item>
        <text:list-item>
          <text:p text:style-name="P53">Si el usuario no ha iniciado sesión, muestra un mensaje de bienvenida genérico con enlaces a las páginas de inicio de sesión y registro. </text:p>
        </text:list-item>
      </text:list>
      <text:p text:style-name="Standard"><text:s text:c="75"/></text:p>
      <text:p text:style-name="P54"/>
      <text:p text:style-name="P2"><text:s text:c="13"/></text:p>
      <text:p text:style-name="P55"><text:span text:style-name="T49">El archivo</text:span><text:span text:style-name="T43"> </text:span><text:span text:style-name="T47">s</text:span><text:span text:style-name="T50">rc/context/</text:span><text:span text:style-name="T52">Login.tsx</text:span></text:p>
      <text:p text:style-name="P48">La página de inicio de sesión.</text:p>
      <text:list text:style-name="L5">
        <text:list-item>
          <text:p text:style-name="P56">Incluye un <text:span text:style-name="Strong_20_Emphasis">formulario</text:span> para que el usuario ingrese su correo electrónico y contraseña. </text:p>
        </text:list-item>
        <text:list-item>
          <text:p text:style-name="P56">Al enviar el formulario, se llama a la función <text:span text:style-name="Strong_20_Emphasis">signIn</text:span> desde el <text:span text:style-name="Source_20_Text">AuthContext</text:span>. </text:p>
        </text:list-item>
        <text:list-item>
          <text:p text:style-name="P56">Si el inicio de sesión es exitoso, se redirige al usuario hacia la <text:span text:style-name="Strong_20_Emphasis">página principal (/)</text:span>. </text:p>
        </text:list-item>
        <text:list-item>
          <text:p text:style-name="P57">Si ocurre un error, se muestra un <text:span text:style-name="Strong_20_Emphasis">mensaje de error</text:span>. </text:p>
        </text:list-item>
      </text:list>
      <text:p text:style-name="P2"/>
      <text:p text:style-name="P2"><text:s text:c="57"/></text:p>
      <text:p text:style-name="P58"><text:s text:c="6"/></text:p>
      <text:p text:style-name="P58"><text:span text:style-name="T49">El archivo</text:span><text:span text:style-name="T43"> </text:span><text:span text:style-name="T47">s</text:span><text:span text:style-name="T50">rc/context/</text:span><text:span text:style-name="T53">Register.tsx</text:span></text:p>
      <text:p text:style-name="P59">La página de registro.</text:p>
      <text:list text:style-name="L6">
        <text:list-item>
          <text:p text:style-name="P60">Incluye un <text:span text:style-name="Strong_20_Emphasis">formulario</text:span> para que el usuario cree una nueva cuenta con nombre de usuario, correo electrónico y contraseña. </text:p>
        </text:list-item>
        <text:list-item>
          <text:p text:style-name="P60">Al enviar el formulario, se llama a la función <text:span text:style-name="Strong_20_Emphasis">signUp</text:span> desde el <text:span text:style-name="Source_20_Text">AuthContext</text:span>. </text:p>
        </text:list-item>
        <text:list-item>
          <text:p text:style-name="P60">Si el registro es exitoso, se muestra un <text:span text:style-name="Strong_20_Emphasis">mensaje de éxito</text:span> y, después de unos segundos, se redirige al usuario hacia la <text:span text:style-name="Strong_20_Emphasis">página de inicio de sesión</text:span>. </text:p>
        </text:list-item>
        <text:list-item>
          <text:p text:style-name="P61">Si ocurre un error, se muestra un <text:span text:style-name="Strong_20_Emphasis">mensaje de error</text:span>. </text:p>
        </text:list-item>
      </text:list>
      <text:p text:style-name="P58"><text:s text:c="85"/></text:p>
      <text:p text:style-name="P62"><text:s text:c="3"/><text:span text:style-name="T49">El archivo</text:span><text:span text:style-name="T43"> </text:span><text:span text:style-name="T47">s</text:span><text:span text:style-name="T50">rc/context/</text:span><text:span text:style-name="T54">Profile</text:span><text:span text:style-name="T53">.tsx</text:span> </text:p>
      <text:p text:style-name="Standard"><text:s text:c="5"/></text:p>
      <text:p text:style-name="P63">La página de perfil del usuario.</text:p>
      <text:list text:style-name="L7">
        <text:list-item>
          <text:p text:style-name="P64">Permite al usuario <text:span text:style-name="Strong_20_Emphasis">ver y actualizar</text:span> la información de su perfil (nombre de usuario). </text:p>
        </text:list-item>
        <text:list-item>
          <text:p text:style-name="P64">El <text:span text:style-name="Strong_20_Emphasis">correo electrónico del usuario</text:span> se muestra, pero no puede ser editado. </text:p>
        </text:list-item>
        <text:list-item>
          <text:p text:style-name="P64">Al enviar el formulario, se actualiza el perfil del usuario en la tabla <text:span text:style-name="Strong_20_Emphasis">profiles</text:span> de Supabase. </text:p>
        </text:list-item>
        <text:list-item>
          <text:p text:style-name="P64">Muestra <text:span text:style-name="Strong_20_Emphasis">mensajes de éxito o error</text:span> según el resultado de la operación de actualización. </text:p>
        </text:list-item>
        <text:list-item>
          <text:p text:style-name="P65">Proporciona un <text:span text:style-name="Strong_20_Emphasis">enlace para volver a la página principal</text:span>. </text:p>
        </text:list-item>
      </text:list>
      <text:p text:style-name="P62"><text:s text:c="44"/></text:p>
      <text:p text:style-name="P62"><text:s text:c="65"/></text:p>
      <text:p text:style-name="P66"><text:soft-page-break/>Para entender el <text:span text:style-name="T55">esquema de base de datos </text:span></text:p>
      <text:h text:style-name="P67" text:outline-level="3"><text:span text:style-name="Strong_20_Emphasis"><text:span text:style-name="T56">1. El Corazón del Sistema: El Código SQL en Supabase</text:span></text:span></text:h>
      <text:p text:style-name="P68">Este código es el cerebro de la gestión de perfiles de usuario. Analicemos línea por línea su propósito.</text:p>
      <text:h text:style-name="P69" text:outline-level="4"><text:span text:style-name="Source_20_Text"><text:span text:style-name="T57">CREATE TABLE public.profiles</text:span></text:span></text:h>
      <text:p text:style-name="P70"><text:span text:style-name="T58">CREATE</text:span><text:span text:style-name="T59"> </text:span><text:span text:style-name="T58">TABLE</text:span><text:span text:style-name="T59"> </text:span><text:span text:style-name="T60">public.profiles ( </text:span></text:p>
      <text:p text:style-name="P70"><text:span text:style-name="T60">id uuid </text:span><text:span text:style-name="T58">NOT</text:span><text:span text:style-name="T59"> </text:span><text:span text:style-name="T58">NULL</text:span><text:span text:style-name="T60">,</text:span></text:p>
      <text:p text:style-name="P71"><text:s/>username text,</text:p>
      <text:p text:style-name="P71"><text:s/>email text, </text:p>
      <text:p text:style-name="P70"><text:span text:style-name="T61">-- ...</text:span><text:span text:style-name="T59"> </text:span><text:span text:style-name="T58">CONSTRAINT</text:span><text:span text:style-name="T59"> </text:span><text:span text:style-name="T60">profiles_id_fkey </text:span><text:span text:style-name="T58">FOREIGN</text:span><text:span text:style-name="T59"> </text:span><text:span text:style-name="T60">KEY (id) </text:span><text:span text:style-name="T58">REFERENCES</text:span><text:span text:style-name="T59"> </text:span><text:span text:style-name="T60">auth.users(id) </text:span><text:span text:style-name="T58">ON</text:span><text:span text:style-name="T59"> </text:span><text:span text:style-name="T58">DELETE</text:span><text:span text:style-name="T59"> </text:span><text:span text:style-name="T60">CASCADE );</text:span></text:p>
      <text:p text:style-name="P71"/>
      <text:p text:style-name="P72"><text:span text:style-name="Strong_20_Emphasis"><text:span text:style-name="T62">Qué hace?:</text:span></text:span><text:span text:style-name="T63"> </text:span></text:p>
      <text:p text:style-name="P72"><text:span text:style-name="T63">Crea una tabla llamada </text:span><text:span text:style-name="Source_20_Text"><text:span text:style-name="T64">profiles</text:span></text:span><text:span text:style-name="T63"> para almacenar información </text:span><text:span text:style-name="Emphasis"><text:span text:style-name="T65">pública</text:span></text:span><text:span text:style-name="T63"> o adicional de tus usuarios.</text:span></text:p>
      <text:list text:style-name="L8">
        <text:list-item>
          <text:p text:style-name="P73"><text:span text:style-name="Strong_20_Emphasis"><text:span text:style-name="T66">La Línea Clave:</text:span></text:span><text:span text:style-name="T66"> </text:span><text:span text:style-name="Source_20_Text"><text:span text:style-name="T57">FOREIGN KEY (id) REFERENCES auth.users(id)</text:span></text:span><text:span text:style-name="T66">. Esta es la conexión más importante. Le dice a la base de datos: "El </text:span><text:span text:style-name="Source_20_Text"><text:span text:style-name="T57">id</text:span></text:span><text:span text:style-name="T66"> de cada perfil </text:span><text:span text:style-name="Strong_20_Emphasis"><text:span text:style-name="T66">debe</text:span></text:span><text:span text:style-name="T66"> corresponder a un </text:span><text:span text:style-name="Source_20_Text"><text:span text:style-name="T57">id</text:span></text:span><text:span text:style-name="T66"> de un usuario real en la tabla </text:span><text:span text:style-name="Source_20_Text"><text:span text:style-name="T57">auth.users</text:span></text:span><text:span text:style-name="T66"> de Supabase". La tabla </text:span><text:span text:style-name="Source_20_Text"><text:span text:style-name="T57">auth.users</text:span></text:span><text:span text:style-name="T66"> es donde Supabase guarda internamente la información de login (email, contraseña, etc.).</text:span></text:p>
        </text:list-item>
        <text:list-item>
          <text:p text:style-name="P74"><text:span text:style-name="Strong_20_Emphasis"><text:span text:style-name="T67">En resumen:</text:span></text:span><text:span text:style-name="T67"> </text:span><text:span text:style-name="T68">se a</text:span><text:span text:style-name="T67"> creado una "extensión" de la tabla de usuarios de Supabase para guardar datos personalizados como el </text:span><text:span text:style-name="Source_20_Text"><text:span text:style-name="T57">username</text:span></text:span><text:span text:style-name="T67">.</text:span></text:p>
          <text:p text:style-name="P74"><text:span text:style-name="Strong_20_Emphasis"><text:span text:style-name="Source_20_Text"><text:span text:style-name="T69">handle_new_user()</text:span></text:span></text:span><text:span text:style-name="Strong_20_Emphasis"><text:span text:style-name="T70"> y el </text:span></text:span><text:span text:style-name="Strong_20_Emphasis"><text:span text:style-name="Source_20_Text"><text:span text:style-name="T69">TRIGGER</text:span></text:span></text:span></text:p>
          <text:p text:style-name="P75"><text:span text:style-name="Source_20_Text"><text:span text:style-name="T71">-- Función que se ejecuta automáticamente</text:span></text:span></text:p>
        </text:list-item>
      </text:list>
      <text:p text:style-name="P76"><text:span text:style-name="Source_20_Text"><text:span text:style-name="T72">CREATE</text:span></text:span><text:span text:style-name="Source_20_Text"><text:span text:style-name="T73"> </text:span></text:span><text:span text:style-name="Source_20_Text"><text:span text:style-name="T72">OR</text:span></text:span><text:span text:style-name="Source_20_Text"><text:span text:style-name="T73"> REPLACE </text:span></text:span><text:span text:style-name="Source_20_Text"><text:span text:style-name="T72">FUNCTION</text:span></text:span><text:span text:style-name="Source_20_Text"><text:span text:style-name="T73"> public.handle_new_user()</text:span></text:span></text:p>
      <text:p text:style-name="P76"><text:span text:style-name="Source_20_Text"><text:span text:style-name="T72">RETURNS</text:span></text:span><text:span text:style-name="Source_20_Text"><text:span text:style-name="T73"> </text:span></text:span><text:span text:style-name="Source_20_Text"><text:span text:style-name="T72">trigger</text:span></text:span><text:span text:style-name="Source_20_Text"><text:span text:style-name="T73"> </text:span></text:span><text:span text:style-name="Source_20_Text"><text:span text:style-name="T72">AS</text:span></text:span><text:span text:style-name="Source_20_Text"><text:span text:style-name="T73"> $$</text:span></text:span></text:p>
      <text:p text:style-name="P76"><text:span text:style-name="Source_20_Text"><text:span text:style-name="T72">BEGIN</text:span></text:span></text:p>
      <text:p text:style-name="P76"><text:span text:style-name="Source_20_Text"><text:span text:style-name="T74">-- Inserta una fila en 'profiles' usando los datos del nuevo usuario</text:span></text:span></text:p>
      <text:p text:style-name="P76"><text:span text:style-name="Source_20_Text"><text:span text:style-name="T75"><text:s text:c="2"/></text:span></text:span><text:span text:style-name="Source_20_Text"><text:span text:style-name="T72">INSERT</text:span></text:span><text:span text:style-name="Source_20_Text"><text:span text:style-name="T73"> </text:span></text:span><text:span text:style-name="Source_20_Text"><text:span text:style-name="T72">INTO</text:span></text:span><text:span text:style-name="Source_20_Text"><text:span text:style-name="T73"> public.profiles (id, email, username)</text:span></text:span></text:p>
      <text:p text:style-name="P76"><text:span text:style-name="Source_20_Text"><text:span text:style-name="T75"><text:s text:c="2"/></text:span></text:span><text:span text:style-name="Source_20_Text"><text:span text:style-name="T72">VALUES</text:span></text:span><text:span text:style-name="Source_20_Text"><text:span text:style-name="T73"> (new.id, new.email, new.raw_user_meta_data-&gt;&gt;</text:span></text:span><text:span text:style-name="Source_20_Text"><text:span text:style-name="T76">'username'</text:span></text:span><text:span text:style-name="Source_20_Text"><text:span text:style-name="T73">);</text:span></text:span></text:p>
      <text:p text:style-name="P76"><text:span text:style-name="Source_20_Text"><text:span text:style-name="T75"><text:s text:c="2"/></text:span></text:span><text:span text:style-name="Source_20_Text"><text:span text:style-name="T72">RETURN</text:span></text:span><text:span text:style-name="Source_20_Text"><text:span text:style-name="T73"> </text:span></text:span><text:span text:style-name="Source_20_Text"><text:span text:style-name="T72">new</text:span></text:span><text:span text:style-name="Source_20_Text"><text:span text:style-name="T73">;</text:span></text:span></text:p>
      <text:p text:style-name="P76"><text:span text:style-name="Source_20_Text"><text:span text:style-name="T72">END</text:span></text:span><text:span text:style-name="Source_20_Text"><text:span text:style-name="T73">;</text:span></text:span></text:p>
      <text:p text:style-name="P76"><text:span text:style-name="Source_20_Text"><text:span text:style-name="T73">$$;</text:span></text:span></text:p>
      <text:p text:style-name="P76"><text:soft-page-break/></text:p>
      <text:p text:style-name="P76"><text:span text:style-name="Source_20_Text"><text:span text:style-name="T74">-- Disparador (Trigger) que ejecuta la función</text:span></text:span></text:p>
      <text:p text:style-name="P76"><text:span text:style-name="Source_20_Text"><text:span text:style-name="T72">CREATE</text:span></text:span><text:span text:style-name="Source_20_Text"><text:span text:style-name="T73"> </text:span></text:span><text:span text:style-name="Source_20_Text"><text:span text:style-name="T72">TRIGGER</text:span></text:span><text:span text:style-name="Source_20_Text"><text:span text:style-name="T73"> on_auth_user_created</text:span></text:span></text:p>
      <text:p text:style-name="P76"><text:span text:style-name="Source_20_Text"><text:span text:style-name="T75"><text:s text:c="2"/></text:span></text:span><text:span text:style-name="Source_20_Text"><text:span text:style-name="T73">AFTER </text:span></text:span><text:span text:style-name="Source_20_Text"><text:span text:style-name="T72">INSERT</text:span></text:span><text:span text:style-name="Source_20_Text"><text:span text:style-name="T73"> </text:span></text:span><text:span text:style-name="Source_20_Text"><text:span text:style-name="T72">ON</text:span></text:span><text:span text:style-name="Source_20_Text"><text:span text:style-name="T73"> auth.users</text:span></text:span></text:p>
      <text:p text:style-name="P77"><text:span text:style-name="Source_20_Text"><text:span text:style-name="T77"><text:s text:c="2"/></text:span></text:span><text:span text:style-name="Source_20_Text"><text:span text:style-name="T78">FOR</text:span></text:span><text:span text:style-name="Source_20_Text"><text:span text:style-name="T79"> </text:span></text:span><text:span text:style-name="Source_20_Text"><text:span text:style-name="T78">EACH</text:span></text:span><text:span text:style-name="Source_20_Text"><text:span text:style-name="T79"> </text:span></text:span><text:span text:style-name="Source_20_Text"><text:span text:style-name="T80">ROW</text:span></text:span><text:span text:style-name="Source_20_Text"><text:span text:style-name="T79"> </text:span></text:span><text:span text:style-name="Source_20_Text"><text:span text:style-name="T78">EXECUTE</text:span></text:span><text:span text:style-name="Source_20_Text"><text:span text:style-name="T79"> </text:span></text:span><text:span text:style-name="Source_20_Text"><text:span text:style-name="T78">PROCEDURE</text:span></text:span><text:span text:style-name="Source_20_Text"><text:span text:style-name="T79"> public.handle_new_user();</text:span></text:span></text:p>
      <text:p text:style-name="P78"><text:span text:style-name="Source_20_Text"><text:span text:style-name="Strong_20_Emphasis"><text:span text:style-name="T81">¿Qué hacen?:</text:span></text:span></text:span><text:span text:style-name="Source_20_Text"><text:span text:style-name="T81"> Estas dos partes trabajan juntas para </text:span></text:span><text:span text:style-name="Source_20_Text"><text:span text:style-name="Strong_20_Emphasis"><text:span text:style-name="T81">automatizar la creación de perfiles</text:span></text:span></text:span><text:span text:style-name="Source_20_Text"><text:span text:style-name="T81">.</text:span></text:span></text:p>
      <text:list text:style-name="L9">
        <text:list-item>
          <text:p text:style-name="P79"><text:span text:style-name="Strong_20_Emphasis"><text:span text:style-name="T66">El Flujo:</text:span></text:span></text:p>
          <text:list>
            <text:list-item>
              <text:p text:style-name="P80">Un usuario se registra en tu aplicación.</text:p>
            </text:list-item>
            <text:list-item>
              <text:p text:style-name="P81"><text:span text:style-name="T66">Supabase automáticamente inserta una nueva fila en su tabla </text:span><text:span text:style-name="Source_20_Text"><text:span text:style-name="T82">auth.users</text:span></text:span><text:span text:style-name="T66">.</text:span></text:p>
            </text:list-item>
            <text:list-item>
              <text:p text:style-name="P81"><text:span text:style-name="T66">El </text:span><text:span text:style-name="Source_20_Text"><text:span text:style-name="T82">TRIGGER</text:span></text:span><text:span text:style-name="T66"> detecta esta inserción y dice: "¡Hey, un nuevo usuario! Ejecutemos la función </text:span><text:span text:style-name="Source_20_Text"><text:span text:style-name="T82">handle_new_user</text:span></text:span><text:span text:style-name="T66">".</text:span></text:p>
            </text:list-item>
            <text:list-item>
              <text:p text:style-name="P81"><text:span text:style-name="T66">La función </text:span><text:span text:style-name="Source_20_Text"><text:span text:style-name="T82">handle_new_user</text:span></text:span><text:span text:style-name="T66"> toma el </text:span><text:span text:style-name="Source_20_Text"><text:span text:style-name="T82">id</text:span></text:span><text:span text:style-name="T66">, el </text:span><text:span text:style-name="Source_20_Text"><text:span text:style-name="T82">email</text:span></text:span><text:span text:style-name="T66"> y el </text:span><text:span text:style-name="Source_20_Text"><text:span text:style-name="T82">username</text:span></text:span><text:span text:style-name="T66"> del usuario recién creado (</text:span><text:span text:style-name="Source_20_Text"><text:span text:style-name="T82">new</text:span></text:span><text:span text:style-name="T66">) y los inserta en tu tabla </text:span><text:span text:style-name="Source_20_Text"><text:span text:style-name="T82">profiles</text:span></text:span><text:span text:style-name="T66">.</text:span></text:p>
            </text:list-item>
          </text:list>
        </text:list-item>
        <text:list-item>
          <text:p text:style-name="P82"><text:span text:style-name="Strong_20_Emphasis"><text:span text:style-name="T66">En resumen:</text:span></text:span><text:span text:style-name="T66"> Gracias a esto, cada vez que alguien se registra, automáticamente tiene su propio perfil creado sin que tú tengas que hacer nada manualmente.</text:span></text:p>
        </text:list-item>
      </text:list>
      <text:p text:style-name="P77"><text:span text:style-name="Source_20_Text"><text:span text:style-name="T83"><text:s text:c="17"/></text:span></text:span></text:p>
      <text:h text:style-name="P83" text:outline-level="4"><text:span text:style-name="Strong_20_Emphasis"><text:span text:style-name="T84">Políticas de Seguridad (Row Level Security - RLS)</text:span></text:span></text:h>
      <text:p text:style-name="P70"/>
      <text:p text:style-name="P84"><text:span text:style-name="T85"><text:s/></text:span><text:span text:style-name="T61">-- Permite a los usuarios ver su propio perfil</text:span><text:span text:style-name="T59"> </text:span><text:span text:style-name="T58">CREATE</text:span><text:span text:style-name="T59"> </text:span><text:span text:style-name="T60">POLICY "Los usuarios pueden ver su propio perfil." </text:span><text:span text:style-name="T58">ON</text:span><text:span text:style-name="T59"> </text:span><text:span text:style-name="T60">public.profiles </text:span><text:span text:style-name="T58">FOR</text:span><text:span text:style-name="T59"> </text:span><text:span text:style-name="T58">SELECT</text:span><text:span text:style-name="T59"> </text:span><text:span text:style-name="T58">USING</text:span><text:span text:style-name="T59"> </text:span><text:span text:style-name="T60">( auth.uid() =</text:span><text:span text:style-name="T59"> </text:span><text:span text:style-name="T60">id ); </text:span><text:span text:style-name="T61">-- Permite a los usuarios actualizar su propio perfil</text:span><text:span text:style-name="T59"> </text:span><text:span text:style-name="T58">CREATE</text:span><text:span text:style-name="T59"> </text:span><text:span text:style-name="T60">POLICY "Los usuarios pueden actualizar su propio perfil." </text:span><text:span text:style-name="T58">ON</text:span><text:span text:style-name="T59"> </text:span><text:span text:style-name="T60">public.profiles </text:span><text:span text:style-name="T58">FOR</text:span><text:span text:style-name="T59"> </text:span><text:span text:style-name="T60">UPDATE </text:span><text:span text:style-name="T58">USING</text:span><text:span text:style-name="T59"> </text:span><text:span text:style-name="T60">( auth.uid() =</text:span><text:span text:style-name="T59"> </text:span><text:span text:style-name="T60">id );</text:span></text:p>
      <text:p text:style-name="P71"/>
      <text:p text:style-name="P72"><text:span text:style-name="Strong_20_Emphasis"><text:span text:style-name="T62">¿Qué hacen?:</text:span></text:span><text:span text:style-name="T63"> Estas son las </text:span><text:span text:style-name="Strong_20_Emphasis"><text:span text:style-name="T62">reglas de oro de la privacidad</text:span></text:span><text:span text:style-name="T63">. Son la respuesta a tu pregunta sobre el "acceso privado".</text:span></text:p>
      <text:list text:style-name="L10">
        <text:list-item>
          <text:p text:style-name="P85"><text:span text:style-name="Strong_20_Emphasis"><text:span text:style-name="T66">La Magia:</text:span></text:span><text:span text:style-name="T66"> La función </text:span><text:span text:style-name="Source_20_Text"><text:span text:style-name="T57">auth.uid()</text:span></text:span><text:span text:style-name="T66"> devuelve el ID del usuario que está actualmente autenticado y haciendo la consulta.</text:span></text:p>
        </text:list-item>
        <text:list-item>
          <text:p text:style-name="P86"><text:span text:style-name="Strong_20_Emphasis"><text:span text:style-name="T66">La Lógica:</text:span></text:span></text:p>
          <text:list>
            <text:list-item>
              <text:p text:style-name="P85"><text:span text:style-name="T66">La primera política dice: "Un usuario solo puede </text:span><text:span text:style-name="Strong_20_Emphasis"><text:span text:style-name="T66">leer (</text:span></text:span><text:span text:style-name="Strong_20_Emphasis"><text:span text:style-name="Source_20_Text"><text:span text:style-name="T57">SELECT</text:span></text:span></text:span><text:span text:style-name="Strong_20_Emphasis"><text:span text:style-name="T66">)</text:span></text:span><text:span text:style-name="T66"> las filas de la tabla </text:span><text:span text:style-name="Source_20_Text"><text:span text:style-name="T57">profiles</text:span></text:span><text:span text:style-name="T66"> donde la columna </text:span><text:span text:style-name="Source_20_Text"><text:span text:style-name="T57">id</text:span></text:span><text:span text:style-name="T66"> sea igual a su propio ID de usuario".</text:span></text:p>
            </text:list-item>
            <text:list-item>
              <text:p text:style-name="P85"><text:span text:style-name="T66">La segunda política dice: "Un usuario solo puede </text:span><text:span text:style-name="Strong_20_Emphasis"><text:span text:style-name="T66">actualizar (</text:span></text:span><text:span text:style-name="Strong_20_Emphasis"><text:span text:style-name="Source_20_Text"><text:span text:style-name="T57">UPDATE</text:span></text:span></text:span><text:span text:style-name="Strong_20_Emphasis"><text:span text:style-name="T66">)</text:span></text:span><text:span text:style-name="T66"> las filas donde la columna </text:span><text:span text:style-name="Source_20_Text"><text:span text:style-name="T57">id</text:span></text:span><text:span text:style-name="T66"> sea igual a su propio ID".</text:span></text:p>
            </text:list-item>
          </text:list>
        </text:list-item>
        <text:list-item>
          <text:p text:style-name="P87"><text:span text:style-name="Strong_20_Emphasis"><text:span text:style-name="T66">En resumen:</text:span></text:span><text:span text:style-name="T66"> Esto garantiza que un usuario </text:span><text:span text:style-name="Source_20_Text"><text:span text:style-name="T57">A</text:span></text:span><text:span text:style-name="T66"> </text:span><text:span text:style-name="Strong_20_Emphasis"><text:span text:style-name="T66">jamás</text:span></text:span><text:span text:style-name="T66"> podrá ver o modificar la información del usuario </text:span><text:span text:style-name="Source_20_Text"><text:span text:style-name="T57">B</text:span></text:span><text:span text:style-name="T66">. La seguridad se aplica directamente en la base de datos, lo que la hace extremadamente robusta.</text:span></text:p>
        </text:list-item>
      </text:list>
      <text:h text:style-name="P88" text:outline-level="3"><text:soft-page-break/><text:span text:style-name="Strong_20_Emphasis"><text:span text:style-name="T56">2. La Conexión en tu App React (El Frontend)</text:span></text:span></text:h>
      <text:p text:style-name="P89">C<text:span text:style-name="T86">omo el codigo interactua con la base de datos el puente de la aplicación</text:span></text:p>
      <text:p text:style-name="P90"/>
      <text:h text:style-name="P91" text:outline-level="4"><text:span text:style-name="Strong_20_Emphasis"><text:span text:style-name="Source_20_Text"><text:span text:style-name="T87">src/lib/supabaseClient.ts</text:span></text:span></text:span><text:span text:style-name="Strong_20_Emphasis"><text:span text:style-name="T67"> (El Puente)</text:span></text:span></text:h>
      <text:p text:style-name="P92"><text:span text:style-name="T67">Este archivo (es un estándar en proyectos de Supabase) contiene la URL de tu proyecto Supabase y una clave pública (la </text:span><text:span text:style-name="Source_20_Text"><text:span text:style-name="T87">anon key</text:span></text:span><text:span text:style-name="T67">). Es el puente que permite a tu app saber a qué backend conectarse.</text:span></text:p>
      <text:p text:style-name="P68"/>
      <text:p text:style-name="P93"><text:span text:style-name="T88">import</text:span><text:span text:style-name="T89"> { createClient } </text:span><text:span text:style-name="T88">from</text:span><text:span text:style-name="T89"> </text:span><text:span text:style-name="T90">'@supabase/supabase-js'</text:span></text:p>
      <text:p text:style-name="P94"><text:span text:style-name="T91">const</text:span> supabaseUrl <text:span text:style-name="T92">=</text:span> <text:span text:style-name="T92">import</text:span>.meta.env.VITE_SUPABASE_URL</text:p>
      <text:p text:style-name="P95"><text:span text:style-name="T30">const</text:span><text:span text:style-name="T13"> supabaseAnonKey </text:span><text:span text:style-name="T14">=</text:span><text:span text:style-name="T13"> </text:span><text:span text:style-name="T14">import</text:span><text:span text:style-name="T13">.meta.env.VITE_SUPABASE_ANON_KEY</text:span></text:p>
      <text:p text:style-name="P94"><text:span text:style-name="T92">if</text:span> (<text:span text:style-name="T92">!</text:span>supabaseUrl <text:span text:style-name="T92">||</text:span> <text:span text:style-name="T92">!</text:span>supabaseAnonKey) {</text:p>
      <text:p text:style-name="P96">  <text:span text:style-name="T93">throw</text:span><text:span text:style-name="T94"> </text:span><text:span text:style-name="T93">new</text:span><text:span text:style-name="T94"> </text:span><text:span text:style-name="T95">Error</text:span><text:span text:style-name="T94">(</text:span><text:span text:style-name="T96">"Supabase URL and Anon Key must be provided in .env.local"</text:span><text:span text:style-name="T94">);</text:span></text:p>
      <text:p text:style-name="P95"><text:span text:style-name="T13">}</text:span> <text:s text:c="31"/></text:p>
      <text:p text:style-name="P94"><text:span text:style-name="T92">export</text:span> <text:span text:style-name="T91">const</text:span> supabase <text:span text:style-name="T92">=</text:span> <text:span text:style-name="T97">createClient</text:span>(supabaseUrl, supabaseAnonKey)</text:p>
      <text:p text:style-name="P94"/>
      <text:p text:style-name="P97">este accede al .env donde estan las claves de conexión</text:p>
      <text:p text:style-name="P97"/>
      <text:h text:style-name="Heading_20_4" text:outline-level="4"><text:span text:style-name="Strong_20_Emphasis"><text:span text:style-name="Source_20_Text"><text:span text:style-name="T87">src/context/AuthContext.tsx</text:span></text:span></text:span><text:span text:style-name="Strong_20_Emphasis"><text:span text:style-name="T67"> (El Vigilante de Sesión)</text:span></text:span></text:h>
      <text:p text:style-name="P98"><text:span text:style-name="T67">Este componente es como un vigilante que sabe en todo momento si hay un usuario con sesión iniciada o no. Envuelve toda tu aplicación y provee el estado de </text:span><text:span text:style-name="Source_20_Text"><text:span text:style-name="T87">user</text:span></text:span><text:span text:style-name="T67"> (el objeto del usuario) a cualquier componente que lo necesite.</text:span></text:p>
      <text:h text:style-name="P99" text:outline-level="4"><text:span text:style-name="Strong_20_Emphasis"><text:span text:style-name="Source_20_Text"><text:span text:style-name="T87">src/components/PrivateRoute.tsx</text:span></text:span></text:span><text:span text:style-name="Strong_20_Emphasis"><text:span text:style-name="T67"> (La Ruta Protegida)</text:span></text:span></text:h>
      <text:p text:style-name="P94"><text:span text:style-name="T92">import</text:span> { Navigate, Outlet } <text:span text:style-name="T92">from</text:span> <text:span text:style-name="T98">'react-router-dom'</text:span>;</text:p>
      <text:p text:style-name="P95"><text:span text:style-name="T14">import</text:span><text:span text:style-name="T13"> { useAuth } </text:span><text:span text:style-name="T14">from</text:span><text:span text:style-name="T13"> </text:span><text:span text:style-name="T16">'../context/AuthContext'</text:span><text:span text:style-name="T13">;</text:span> <text:s text:c="6"/></text:p>
      <text:p text:style-name="P94"><text:span text:style-name="T91">const</text:span> <text:span text:style-name="T97">PrivateRoute</text:span> <text:span text:style-name="T92">=</text:span> () <text:span text:style-name="T91">=&gt;</text:span> {</text:p>
      <text:p text:style-name="P95"><text:span text:style-name="T12">  </text:span><text:span text:style-name="T30">const</text:span><text:span text:style-name="T13"> { user, loading } </text:span><text:span text:style-name="T14">=</text:span><text:span text:style-name="T13"> </text:span><text:span text:style-name="T15">useAuth</text:span><text:span text:style-name="T13">();</text:span> <text:s text:c="7"/></text:p>
      <text:p text:style-name="P96">  <text:span text:style-name="T93">if</text:span><text:span text:style-name="T94"> (loading) {</text:span></text:p>
      <text:p text:style-name="P96">    <text:span text:style-name="T93">return</text:span><text:span text:style-name="T94"> &lt;</text:span><text:span text:style-name="T93">div</text:span><text:span text:style-name="T94"> </text:span><text:span text:style-name="T99">className</text:span><text:span text:style-name="T93">=</text:span><text:span text:style-name="T96">"min-h-screen flex items-center justify-center"</text:span><text:span text:style-name="T94">&gt;&lt;</text:span><text:span text:style-name="T93">h1</text:span><text:span text:style-name="T94">&gt;Cargando...&lt;/</text:span><text:span text:style-name="T93">h1</text:span><text:span text:style-name="T94">&gt;&lt;/</text:span><text:span text:style-name="T93">div</text:span><text:span text:style-name="T94">&gt;;</text:span></text:p>
      <text:p text:style-name="P95"><text:span text:style-name="T12">  </text:span><text:span text:style-name="T13">}</text:span></text:p>
      <text:p text:style-name="P96">  <text:span text:style-name="T93">return</text:span><text:span text:style-name="T94"> user </text:span><text:span text:style-name="T93">?</text:span><text:span text:style-name="T94"> &lt;</text:span><text:span text:style-name="T95">Outlet</text:span><text:span text:style-name="T94"> /&gt; </text:span><text:span text:style-name="T93">:</text:span><text:span text:style-name="T94"> &lt;</text:span><text:span text:style-name="T95">Navigate</text:span><text:span text:style-name="T94"> </text:span><text:span text:style-name="T99">to</text:span><text:span text:style-name="T93">=</text:span><text:span text:style-name="T96">"/login"</text:span><text:span text:style-name="T94"> /&gt;;</text:span></text:p>
      <text:p text:style-name="P94">};</text:p>
      <text:p text:style-name="P94"><text:span text:style-name="T92">export</text:span> <text:span text:style-name="T92">default</text:span> <text:span text:style-name="T97">PrivateRoute</text:span>;</text:p>
      <text:p text:style-name="P94"/>
      <text:p text:style-name="P100"><text:span text:style-name="Strong_20_Emphasis"><text:span text:style-name="T67">¿Cómo se usa?</text:span></text:span><text:span text:style-name="T59"> </text:span><text:span text:style-name="T67">En </text:span><text:span text:style-name="T100">el </text:span><text:span text:style-name="T67">archivo de rutas principal (</text:span><text:a xlink:type="simple" xlink:href="code-assist-path:c:%5CUsers%5Copaso%5COneDrive%5CDesktop%5CAuth%20Usuarios%5Cmi-app-supabase%5Csrc%5CApp.tsx" text:style-name="Internet_20_link" text:visited-style-name="Visited_20_Internet_20_Link"><text:span text:style-name="Source_20_Text"><text:span text:style-name="T101">App.tsx</text:span></text:span></text:a><text:span text:style-name="T67">), envuelves las rutas que quieres proteger con este componente.</text:span></text:p>
      <text:p text:style-name="P101"/>
      <text:p text:style-name="P102"><text:span text:style-name="T92">import</text:span> { AuthProvider } <text:span text:style-name="T92">from</text:span> <text:span text:style-name="T98">'./context/AuthContext'</text:span>;</text:p>
      <text:p text:style-name="P94"><text:span text:style-name="T92">import</text:span> HomePage <text:span text:style-name="T92">from</text:span> <text:span text:style-name="T98">'./pages/Home'</text:span>;</text:p>
      <text:p text:style-name="P94"><text:span text:style-name="T92">import</text:span> LoginPage <text:span text:style-name="T92">from</text:span> <text:span text:style-name="T98">'./pages/Login'</text:span>;</text:p>
      <text:p text:style-name="P94"><text:span text:style-name="T92">import</text:span> RegisterPage <text:span text:style-name="T92">from</text:span> <text:span text:style-name="T98">'./pages/Register'</text:span>;</text:p>
      <text:p text:style-name="P94"><text:span text:style-name="T92">import</text:span> ProfilePage <text:span text:style-name="T92">from</text:span> <text:span text:style-name="T98">'./pages/Profile'</text:span>;</text:p>
      <text:p text:style-name="P94"><text:span text:style-name="T92">import</text:span> PrivateRoute <text:span text:style-name="T92">from</text:span> <text:span text:style-name="T98">'./components/PrivateRoute'</text:span>;</text:p>
      <text:p text:style-name="P94"><text:soft-page-break/><text:span text:style-name="T91">function</text:span> <text:span text:style-name="T97">App</text:span>() {</text:p>
      <text:p text:style-name="P96">  <text:span text:style-name="T93">return</text:span><text:span text:style-name="T94"> (</text:span></text:p>
      <text:p text:style-name="P96">    <text:span text:style-name="T94">&lt;</text:span><text:span text:style-name="T95">AuthProvider</text:span><text:span text:style-name="T94">&gt;</text:span></text:p>
      <text:p text:style-name="P96">      <text:span text:style-name="T94">&lt;</text:span><text:span text:style-name="T95">BrowserRouter</text:span><text:span text:style-name="T94">&gt;</text:span></text:p>
      <text:p text:style-name="P96">        <text:span text:style-name="T94">&lt;</text:span><text:span text:style-name="T95">Routes</text:span><text:span text:style-name="T94">&gt;</text:span></text:p>
      <text:p text:style-name="P96">          <text:span text:style-name="T94">&lt;</text:span><text:span text:style-name="T95">Route</text:span><text:span text:style-name="T94"> </text:span><text:span text:style-name="T99">path</text:span><text:span text:style-name="T93">=</text:span><text:span text:style-name="T96">"/"</text:span><text:span text:style-name="T94"> </text:span><text:span text:style-name="T99">element</text:span><text:span text:style-name="T93">=</text:span><text:span text:style-name="T94">{&lt;</text:span><text:span text:style-name="T95">HomePage</text:span><text:span text:style-name="T94"> /&gt;} /&gt;</text:span></text:p>
      <text:p text:style-name="P96">          <text:span text:style-name="T94">&lt;</text:span><text:span text:style-name="T95">Route</text:span><text:span text:style-name="T94"> </text:span><text:span text:style-name="T99">path</text:span><text:span text:style-name="T93">=</text:span><text:span text:style-name="T96">"/login"</text:span><text:span text:style-name="T94"> </text:span><text:span text:style-name="T99">element</text:span><text:span text:style-name="T93">=</text:span><text:span text:style-name="T94">{&lt;</text:span><text:span text:style-name="T95">LoginPage</text:span><text:span text:style-name="T94"> /&gt;} /&gt;</text:span></text:p>
      <text:p text:style-name="P96">          <text:span text:style-name="T94">&lt;</text:span><text:span text:style-name="T95">Route</text:span><text:span text:style-name="T94"> </text:span><text:span text:style-name="T99">path</text:span><text:span text:style-name="T93">=</text:span><text:span text:style-name="T96">"/register"</text:span><text:span text:style-name="T94"> </text:span><text:span text:style-name="T99">element</text:span><text:span text:style-name="T93">=</text:span><text:span text:style-name="T94">{&lt;</text:span><text:span text:style-name="T95">RegisterPage</text:span><text:span text:style-name="T94"> /&gt;} /&gt;</text:span></text:p>
      <text:p text:style-name="P96">          <text:span text:style-name="T94">&lt;</text:span><text:span text:style-name="T95">Route</text:span><text:span text:style-name="T94"> </text:span><text:span text:style-name="T99">element</text:span><text:span text:style-name="T93">=</text:span><text:span text:style-name="T94">{&lt;</text:span><text:span text:style-name="T95">PrivateRoute</text:span><text:span text:style-name="T94"> /&gt;}&gt;</text:span></text:p>
      <text:p text:style-name="P96">            <text:span text:style-name="T94">&lt;</text:span><text:span text:style-name="T95">Route</text:span><text:span text:style-name="T94"> </text:span><text:span text:style-name="T99">path</text:span><text:span text:style-name="T93">=</text:span><text:span text:style-name="T96">"/profile"</text:span><text:span text:style-name="T94"> </text:span><text:span text:style-name="T99">element</text:span><text:span text:style-name="T93">=</text:span><text:span text:style-name="T94">{&lt;</text:span><text:span text:style-name="T95">ProfilePage</text:span><text:span text:style-name="T94"> /&gt;} /&gt;</text:span></text:p>
      <text:p text:style-name="P96">          <text:span text:style-name="T94">&lt;/</text:span><text:span text:style-name="T95">Route</text:span><text:span text:style-name="T94">&gt;</text:span></text:p>
      <text:p text:style-name="P96">        <text:span text:style-name="T94">&lt;/</text:span><text:span text:style-name="T95">Routes</text:span><text:span text:style-name="T94">&gt;</text:span></text:p>
      <text:p text:style-name="P96">      <text:span text:style-name="T94">&lt;/</text:span><text:span text:style-name="T95">BrowserRouter</text:span><text:span text:style-name="T94">&gt;</text:span></text:p>
      <text:p text:style-name="P96">    <text:span text:style-name="T94">&lt;/</text:span><text:span text:style-name="T95">AuthProvider</text:span><text:span text:style-name="T94">&gt;</text:span></text:p>
      <text:p text:style-name="P96">  <text:span text:style-name="T94">);</text:span></text:p>
      <text:p text:style-name="P94">}</text:p>
      <text:p text:style-name="P94"><text:span text:style-name="T92">export</text:span> <text:span text:style-name="T92">default</text:span> <text:span text:style-name="T97">App</text:span></text:p>
      <text:p text:style-name="P101"/>
      <text:list text:style-name="L11">
        <text:list-header>
          <text:p text:style-name="P103"><text:span text:style-name="Strong_20_Emphasis"><text:span text:style-name="T67">En resumen:</text:span></text:span><text:span text:style-name="T67"> </text:span><text:span text:style-name="Source_20_Text"><text:span text:style-name="T87">PrivateRoute</text:span></text:span><text:span text:style-name="T67"> actúa como un guardia de seguridad. Consulta al </text:span><text:span text:style-name="Source_20_Text"><text:span text:style-name="T87">AuthContext</text:span></text:span><text:span text:style-name="T67"> (el vigilante) y si no hay un usuario logueado, expulsa al visitante a la página de </text:span><text:span text:style-name="Source_20_Text"><text:span text:style-name="T87">/login</text:span></text:span><text:span text:style-name="T67">.</text:span></text:p>
        </text:list-header>
      </text:list>
      <text:p text:style-name="Standard"/>
      <text:h text:style-name="Heading_20_3" text:outline-level="3"><text:span text:style-name="Strong_20_Emphasis"><text:span text:style-name="T56">¿Cómo Almaceno Más Datos?</text:span></text:span></text:h>
      <text:p text:style-name="P104">Como ejemplo si queremos almacenar el nombre completo del usuario un (Full_name)</text:p>
      <text:p text:style-name="P104"/>
      <text:p text:style-name="P104">nuestros pasos a seguir serian</text:p>
      <text:p text:style-name="P104"/>
      <text:p text:style-name="P104">1. Modificar la base de datos</text:p>
      <text:p text:style-name="P104">Añadir la nueva columna a la tabla profiles. Se puede hacer directamente desde el editos SQL de Supabase seria algo como</text:p>
      <text:p text:style-name="P104"/>
      <text:p text:style-name="P104"><text:span text:style-name="T58">ALTER</text:span><text:span text:style-name="T59"> </text:span><text:span text:style-name="T58">TABLE</text:span><text:span text:style-name="T59"> </text:span><text:span text:style-name="T60">public.profiles </text:span><text:span text:style-name="T58">ADD</text:span><text:span text:style-name="T59"> </text:span><text:span text:style-name="T58">COLUMN</text:span><text:span text:style-name="T59"> </text:span><text:span text:style-name="T60">full_name TEXT;</text:span> </text:p>
      <text:p text:style-name="P68"><text:s text:c="129"/></text:p>
      <text:p text:style-name="P90"><text:s text:c="90"/></text:p>
      <text:p text:style-name="Standard"/>
      <text:p text:style-name="P2"><text:s text:c="31"/></text:p>
      <text:h text:style-name="P105" text:outline-level="1">Componente: <text:span text:style-name="Source_20_Text">UpdatePassword.tsx</text:span></text:h>
      <text:h text:style-name="Heading_20_2" text:outline-level="2">📖 Descripción General</text:h>
      <text:p text:style-name="Text_20_body">El componente <text:span text:style-name="Source_20_Text">UpdatePassword</text:span> permite al usuario establecer una nueva contraseña después de haber solicitado la recuperación de la misma mediante correo electrónico. Forma parte del flujo de recuperación de contraseña utilizando Supabase Authentication.</text:p>
      <text:h text:style-name="Heading_20_2" text:outline-level="2"><text:soft-page-break/>🎯 Función Principal</text:h>
      <text:p text:style-name="Text_20_body">Actualizar la contraseña del usuario autenticado durante el proceso de recuperación.</text:p>
      <text:h text:style-name="Heading_20_2" text:outline-level="2">📦 Dependencias Utilizadas</text:h>
      <text:list text:style-name="L12">
        <text:list-item>
          <text:p text:style-name="P106"><text:span text:style-name="Source_20_Text">useState</text:span> (React) → Manejo de estados locales.</text:p>
        </text:list-item>
        <text:list-item>
          <text:p text:style-name="P106"><text:span text:style-name="Source_20_Text">useEffect</text:span> (React) → Escuchar eventos de autenticación.</text:p>
        </text:list-item>
        <text:list-item>
          <text:p text:style-name="P106"><text:span text:style-name="Source_20_Text">supabase</text:span> → Cliente de Supabase para autenticación.</text:p>
        </text:list-item>
        <text:list-item>
          <text:p text:style-name="P106"><text:span text:style-name="Source_20_Text">useNavigate</text:span> (react-router-dom) → Redirección programática.</text:p>
        </text:list-item>
      </text:list>
      <text:h text:style-name="Heading_20_2" text:outline-level="2">🔐 Funcionalidad Técnica</text:h>
      <text:h text:style-name="Heading_20_3" text:outline-level="3">1️⃣ Escucha del evento de recuperación</text:h>
      <text:p text:style-name="P107"><text:span text:style-name="Source_20_Text">supabase.auth.onAuthStateChange()</text:span></text:p>
      <text:p text:style-name="Text_20_body">Detecta el evento <text:span text:style-name="Source_20_Text">PASSWORD_RECOVERY</text:span>, que Supabase emite cuando el usuario accede desde el enlace enviado por correo.</text:p>
      <text:h text:style-name="Heading_20_3" text:outline-level="3">2️⃣ Actualización de contraseña</text:h>
      <text:p text:style-name="P107"><text:span text:style-name="Source_20_Text">supabase.auth.updateUser({ password })</text:span></text:p>
      <text:p text:style-name="Text_20_body">Actualiza la contraseña del usuario autenticado.</text:p>
      <text:h text:style-name="Heading_20_3" text:outline-level="3">3️⃣ Manejo de estados</text:h>
      <text:list text:style-name="L13">
        <text:list-item>
          <text:p text:style-name="P108"><text:span text:style-name="Source_20_Text">password</text:span> → Almacena la nueva contraseña.</text:p>
        </text:list-item>
        <text:list-item>
          <text:p text:style-name="P108"><text:span text:style-name="Source_20_Text">loading</text:span> → Controla estado de carga.</text:p>
        </text:list-item>
        <text:list-item>
          <text:p text:style-name="P108"><text:span text:style-name="Source_20_Text">message</text:span> → Mensaje de éxito.</text:p>
        </text:list-item>
        <text:list-item>
          <text:p text:style-name="P108"><text:span text:style-name="Source_20_Text">error</text:span> → Mensaje de error.</text:p>
        </text:list-item>
      </text:list>
      <text:h text:style-name="Heading_20_3" text:outline-level="3">4️⃣ Redirección</text:h>
      <text:p text:style-name="Text_20_body">Después de actualizar correctamente la contraseña:</text:p>
      <text:p text:style-name="P107"><text:span text:style-name="Source_20_Text">navigate('/login')</text:span></text:p>
      <text:p text:style-name="Text_20_body">Redirige al usuario al login tras 3 segundos.</text:p>
      <text:p text:style-name="P2"><text:s text:c="58"/></text:p>
      <text:p text:style-name="P2"/>
      <text:p text:style-name="P2"/>
      <text:p text:style-name="P2"/>
      <text:h text:style-name="P105" text:outline-level="1"><text:soft-page-break/>Componente: <text:span text:style-name="Source_20_Text">ForgotPassword.tsx</text:span></text:h>
      <text:h text:style-name="Heading_20_2" text:outline-level="2">📖 Descripción General</text:h>
      <text:p text:style-name="Text_20_body">El componente <text:span text:style-name="Source_20_Text">ForgotPassword</text:span> permite al usuario solicitar un enlace de recuperación de contraseña enviando su correo electrónico.</text:p>
      <text:h text:style-name="Heading_20_2" text:outline-level="2">🎯 Función Principal</text:h>
      <text:p text:style-name="Text_20_body">Enviar un correo electrónico con enlace seguro para restablecer la contraseña.</text:p>
      <text:h text:style-name="Heading_20_2" text:outline-level="2">📦 Dependencias Utilizadas</text:h>
      <text:list text:style-name="L14">
        <text:list-item>
          <text:p text:style-name="P109"><text:span text:style-name="Source_20_Text">useState</text:span> (React)</text:p>
        </text:list-item>
        <text:list-item>
          <text:p text:style-name="P109"><text:span text:style-name="Source_20_Text">supabase</text:span></text:p>
        </text:list-item>
        <text:list-item>
          <text:p text:style-name="P109"><text:span text:style-name="Source_20_Text">useNavigate</text:span> (react-router-dom)</text:p>
        </text:list-item>
      </text:list>
      <text:h text:style-name="Heading_20_2" text:outline-level="2">🔐 Funcionalidad Técnica</text:h>
      <text:h text:style-name="Heading_20_3" text:outline-level="3">1️⃣ Envío del correo de recuperación</text:h>
      <text:p text:style-name="P110"><text:span text:style-name="Source_20_Text">supabase.auth.resetPasswordForEmail(email, {</text:span></text:p>
      <text:p text:style-name="P111"><text:span text:style-name="Source_20_Text"><text:s text:c="2"/>redirectTo: `${window.location.origin}/update-password`,</text:span></text:p>
      <text:p text:style-name="P112"><text:span text:style-name="Source_20_Text">});</text:span></text:p>
      <text:list text:style-name="L15">
        <text:list-item>
          <text:p text:style-name="P113">Envía un correo con un enlace seguro.</text:p>
        </text:list-item>
        <text:list-item>
          <text:p text:style-name="P113">El enlace redirige a <text:span text:style-name="Source_20_Text">/update-password</text:span>.</text:p>
        </text:list-item>
      </text:list>
      <text:h text:style-name="Heading_20_3" text:outline-level="3">2️⃣ Manejo de estados</text:h>
      <text:list text:style-name="L16">
        <text:list-item>
          <text:p text:style-name="P114"><text:span text:style-name="Source_20_Text">email</text:span> → Correo ingresado por el usuario.</text:p>
        </text:list-item>
        <text:list-item>
          <text:p text:style-name="P114"><text:span text:style-name="Source_20_Text">loading</text:span> → Estado de carga.</text:p>
        </text:list-item>
        <text:list-item>
          <text:p text:style-name="P114"><text:span text:style-name="Source_20_Text">message</text:span> → Mensaje informativo (éxito o error).</text:p>
        </text:list-item>
      </text:list>
      <text:h text:style-name="Heading_20_3" text:outline-level="3">3️⃣ Navegación</text:h>
      <text:p text:style-name="Text_20_body">Permite volver manualmente a:</text:p>
      <text:p text:style-name="P107"><text:span text:style-name="Source_20_Text">navigate('/login')</text:span></text:p>
      <text:p text:style-name="P2"/>
      <text:p text:style-name="P2"/>
      <text:p text:style-name="P2"/>
      <text:p text:style-name="P2"/>
      <text:h text:style-name="P105" text:outline-level="1"><text:soft-page-break/>Componente: <text:span text:style-name="Source_20_Text">Dashboard</text:span></text:h>
      <text:h text:style-name="Heading_20_2" text:outline-level="2">📖 Descripción General</text:h>
      <text:p text:style-name="Text_20_body">El componente <text:span text:style-name="Source_20_Text">Dashboard</text:span> representa una vista privada de la aplicación. Solo usuarios autenticados pueden acceder a esta sección.</text:p>
      <text:h text:style-name="Heading_20_2" text:outline-level="2">🎯 Función Principal</text:h>
      <text:p text:style-name="Text_20_body">Mostrar contenido exclusivo para usuarios autenticados.</text:p>
      <text:h text:style-name="Heading_20_2" text:outline-level="2">📦 Dependencias</text:h>
      <text:list text:style-name="L17">
        <text:list-item>
          <text:p text:style-name="P115">React</text:p>
        </text:list-item>
        <text:list-item>
          <text:p text:style-name="P115">Sistema de rutas protegidas (Private Routes)</text:p>
        </text:list-item>
        <text:list-item>
          <text:p text:style-name="P115">Contexto de autenticación (AuthContext)</text:p>
        </text:list-item>
      </text:list>
      <text:h text:style-name="Heading_20_2" text:outline-level="2">🔐 Características</text:h>
      <text:list text:style-name="L18">
        <text:list-item>
          <text:p text:style-name="P116">Acceso restringido.</text:p>
        </text:list-item>
        <text:list-item>
          <text:p text:style-name="P116">Puede mostrar información personalizada.</text:p>
        </text:list-item>
        <text:list-item>
          <text:p text:style-name="P116">Base para futuras funcionalidades (estadísticas, configuraciones, datos del usuario, etc.).</text:p>
        </text:list-item>
      </text:list>
      <text:p text:style-name="P2"/>
      <text:p text:style-name="P2"><text:s text:c="48"/></text:p>
      <text:p text:style-name="P2"/>
      <text:p text:style-name="P2"/>
      <text:p text:style-name="P2"/>
      <text:h text:style-name="P105" text:outline-level="1">Componente: <text:span text:style-name="Source_20_Text">Navbar.tsx</text:span></text:h>
      <text:h text:style-name="Heading_20_2" text:outline-level="2">📖 Descripción General</text:h>
      <text:p text:style-name="Text_20_body">El componente <text:span text:style-name="Source_20_Text">Navbar</text:span> es la barra de navegación principal de la aplicación. Muestra diferentes opciones dependiendo del estado de autenticación del usuario.</text:p>
      <text:h text:style-name="Heading_20_2" text:outline-level="2">🎯 Función Principal</text:h>
      <text:p text:style-name="Text_20_body">Proporcionar navegación dinámica basada en el estado del usuario.</text:p>
      <text:h text:style-name="Heading_20_2" text:outline-level="2"><text:soft-page-break/>📦 Dependencias Utilizadas</text:h>
      <text:list text:style-name="L19">
        <text:list-item>
          <text:p text:style-name="P117"><text:span text:style-name="Source_20_Text">Link</text:span> (react-router-dom) → Navegación sin recargar la página.</text:p>
        </text:list-item>
        <text:list-item>
          <text:p text:style-name="P117"><text:span text:style-name="Source_20_Text">useAuth</text:span> (AuthContext) → Obtener usuario actual y función <text:span text:style-name="Source_20_Text">signOut</text:span>.</text:p>
        </text:list-item>
        <text:list-item>
          <text:p text:style-name="P117">Archivo CSS externo → <text:span text:style-name="Source_20_Text">Navbar.css</text:span>.</text:p>
        </text:list-item>
      </text:list>
      <text:h text:style-name="Heading_20_2" text:outline-level="2">🔐 Lógica de Renderizado Condicional</text:h>
      <text:h text:style-name="Heading_20_3" text:outline-level="3">🔓 Usuario no autenticado</text:h>
      <text:p text:style-name="Text_20_body">Muestra:</text:p>
      <text:list text:style-name="L20">
        <text:list-item>
          <text:p text:style-name="P118">Iniciar sesión</text:p>
        </text:list-item>
        <text:list-item>
          <text:p text:style-name="P118">Registrarse</text:p>
        </text:list-item>
      </text:list>
      <text:h text:style-name="Heading_20_3" text:outline-level="3">🔒 Usuario autenticado</text:h>
      <text:p text:style-name="Text_20_body">Muestra:</text:p>
      <text:list text:style-name="L21">
        <text:list-item>
          <text:p text:style-name="P119">Perfil</text:p>
        </text:list-item>
        <text:list-item>
          <text:p text:style-name="P119">Dashboard</text:p>
        </text:list-item>
        <text:list-item>
          <text:p text:style-name="P119">Botón "Cerrar sesión"</text:p>
        </text:list-item>
      </text:list>
      <text:p text:style-name="P107"><text:span text:style-name="Source_20_Text">{user ? (...) : (...)}</text:span></text:p>
      <text:h text:style-name="Heading_20_3" text:outline-level="3">🔐 Cierre de sesión</text:h>
      <text:p text:style-name="P107"><text:span text:style-name="Source_20_Text">signOut()</text:span></text:p>
      <text:p text:style-name="Text_20_body">Finaliza la sesión del usuario mediante el contexto de autenticación.</text:p>
      <text:p text:style-name="Horizontal_20_Line"/>
      <text:h text:style-name="Heading_20_1" text:outline-level="1">🔄 Flujo Completo de Recuperación de Contraseña</text:h>
      <text:list text:style-name="L22">
        <text:list-item>
          <text:p text:style-name="P120">Usuario accede a <text:span text:style-name="Source_20_Text">ForgotPassword</text:span>.</text:p>
        </text:list-item>
        <text:list-item>
          <text:p text:style-name="P120">Ingresa su correo.</text:p>
        </text:list-item>
        <text:list-item>
          <text:p text:style-name="P120">Supabase envía enlace de recuperación.</text:p>
        </text:list-item>
        <text:list-item>
          <text:p text:style-name="P120">Usuario hace clic en el enlace.</text:p>
        </text:list-item>
        <text:list-item>
          <text:p text:style-name="P120">Es redirigido a <text:span text:style-name="Source_20_Text">UpdatePassword</text:span>.</text:p>
        </text:list-item>
        <text:list-item>
          <text:p text:style-name="P120"><text:soft-page-break/>Ingresa nueva contraseña.</text:p>
        </text:list-item>
        <text:list-item>
          <text:p text:style-name="P120">Se actualiza en Supabase.</text:p>
        </text:list-item>
        <text:list-item>
          <text:p text:style-name="P120">Es redirigido a login.</text:p>
        </text:list-item>
      </text:list>
      <text:p text:style-name="P2"><text:s text:c="44"/></text:p>
      <text:p text:style-name="P2"/>
      <text:p text:style-name="P2"/>
      <text:p text:style-name="P2"/>
      <text:p text:style-name="P2"/>
      <text:h text:style-name="P121" text:outline-level="1">📌 Creación de Nuevas Rutas en la Aplicación</text:h>
      <text:p text:style-name="P122"><text:span text:style-name="T102">La aplicación utiliza </text:span><text:span text:style-name="Strong_20_Emphasis"><text:span text:style-name="T102">React Router DOM v7</text:span></text:span><text:span text:style-name="T102"> para manejar la navegación interna sin recargar la página.<text:line-break/>Para crear una nueva vista o sección dentro del proyecto es necesario seguir una estructura organizada.</text:span></text:p>
      <text:p text:style-name="P123"/>
      <text:h text:style-name="P124" text:outline-level="2">🧩 1️⃣ Crear el Nuevo Componente</text:h>
      <text:p text:style-name="P125">Primero se debe crear el archivo del nuevo componente dentro de la carpeta correspondiente.</text:p>
      <text:p text:style-name="P125">📂 Ejemplo:</text:p>
      <text:p text:style-name="P126"><text:span text:style-name="Source_20_Text"><text:span text:style-name="T102">src/pages/Settings.tsx</text:span></text:span></text:p>
      <text:p text:style-name="P125">Ejemplo básico:</text:p>
      <text:p text:style-name="P127"><text:span text:style-name="Source_20_Text"><text:span text:style-name="T102">const Settings = () =&gt; {</text:span></text:span></text:p>
      <text:p text:style-name="P128"><text:span text:style-name="Source_20_Text"><text:span text:style-name="T102"><text:s text:c="2"/>return (</text:span></text:span></text:p>
      <text:p text:style-name="P128"><text:span text:style-name="Source_20_Text"><text:span text:style-name="T102"><text:s text:c="4"/>&lt;div&gt;</text:span></text:span></text:p>
      <text:p text:style-name="P128"><text:span text:style-name="Source_20_Text"><text:span text:style-name="T102"><text:s text:c="6"/>&lt;h1&gt;Configuraciones&lt;/h1&gt;</text:span></text:span></text:p>
      <text:p text:style-name="P128"><text:span text:style-name="Source_20_Text"><text:span text:style-name="T102"><text:s text:c="6"/>&lt;p&gt;Aquí se gestionan las configuraciones del usuario.&lt;/p&gt;</text:span></text:span></text:p>
      <text:p text:style-name="P128"><text:span text:style-name="Source_20_Text"><text:span text:style-name="T102"><text:s text:c="4"/>&lt;/div&gt;</text:span></text:span></text:p>
      <text:p text:style-name="P128"><text:span text:style-name="Source_20_Text"><text:span text:style-name="T102"><text:s text:c="2"/>);</text:span></text:span></text:p>
      <text:p text:style-name="P128"><text:soft-page-break/><text:span text:style-name="Source_20_Text"><text:span text:style-name="T102">};</text:span></text:span></text:p>
      <text:p text:style-name="P129"/>
      <text:p text:style-name="P130"><text:span text:style-name="Source_20_Text"><text:span text:style-name="T102">export default Settings;</text:span></text:span></text:p>
      <text:p text:style-name="P123"/>
      <text:h text:style-name="P131" text:outline-level="2"><text:span text:style-name="T102">🧭 2️⃣ Registrar la Ruta en </text:span><text:span text:style-name="Source_20_Text"><text:span text:style-name="T102">App.tsx</text:span></text:span></text:h>
      <text:p text:style-name="P122"><text:span text:style-name="T102">Luego se debe importar el componente dentro del archivo </text:span><text:span text:style-name="Source_20_Text"><text:span text:style-name="T102">App.tsx</text:span></text:span><text:span text:style-name="T102">.</text:span></text:p>
      <text:p text:style-name="P126"><text:span text:style-name="Source_20_Text"><text:span text:style-name="T102">import Settings from './pages/Settings';</text:span></text:span></text:p>
      <text:h text:style-name="P132" text:outline-level="3">🔓 Ruta Pública</text:h>
      <text:p text:style-name="P125">Si la ruta es pública (no requiere login):</text:p>
      <text:p text:style-name="P126"><text:span text:style-name="Source_20_Text"><text:span text:style-name="T102">&lt;Route path="/settings" element={&lt;Settings /&gt;} /&gt;</text:span></text:span></text:p>
      <text:h text:style-name="P132" text:outline-level="3">🔒 Ruta Privada</text:h>
      <text:p text:style-name="P122"><text:span text:style-name="T102">Si la ruta requiere autenticación, debe colocarse dentro del componente </text:span><text:span text:style-name="Source_20_Text"><text:span text:style-name="T102">PrivateRoute</text:span></text:span><text:span text:style-name="T102">:</text:span></text:p>
      <text:p text:style-name="P127"><text:span text:style-name="Source_20_Text"><text:span text:style-name="T102">&lt;Route element={&lt;PrivateRoute /&gt;}&gt;</text:span></text:span></text:p>
      <text:p text:style-name="P128"><text:span text:style-name="Source_20_Text"><text:span text:style-name="T102"><text:s text:c="2"/>&lt;Route path="/settings" element={&lt;Settings /&gt;} /&gt;</text:span></text:span></text:p>
      <text:p text:style-name="P130"><text:span text:style-name="Source_20_Text"><text:span text:style-name="T102">&lt;/Route&gt;</text:span></text:span></text:p>
      <text:p text:style-name="P125">Esto garantiza que solo usuarios autenticados puedan acceder.</text:p>
      <text:p text:style-name="P123"/>
      <text:h text:style-name="P124" text:outline-level="2"><text:soft-page-break/>🧱 3️⃣ Agregar el Enlace en la Navbar</text:h>
      <text:p text:style-name="P122"><text:span text:style-name="T102">Para que el usuario pueda navegar a la nueva ruta, se debe agregar un </text:span><text:span text:style-name="Source_20_Text"><text:span text:style-name="T102">Link</text:span></text:span><text:span text:style-name="T102"> en el componente </text:span><text:span text:style-name="Source_20_Text"><text:span text:style-name="T102">Navbar.tsx</text:span></text:span><text:span text:style-name="T102">.</text:span></text:p>
      <text:p text:style-name="P125">Primero verificar que esté importado:</text:p>
      <text:p text:style-name="P126"><text:span text:style-name="Source_20_Text"><text:span text:style-name="T102">import { Link } from 'react-router-dom';</text:span></text:span></text:p>
      <text:p text:style-name="P125">Luego agregar:</text:p>
      <text:p text:style-name="P126"><text:span text:style-name="Source_20_Text"><text:span text:style-name="T102">&lt;Link to="/settings"&gt;Configuraciones&lt;/Link&gt;</text:span></text:span></text:p>
      <text:p text:style-name="P122"><text:span text:style-name="T102">Si es una ruta privada, debe agregarse dentro del bloque donde </text:span><text:span text:style-name="Source_20_Text"><text:span text:style-name="T102">user</text:span></text:span><text:span text:style-name="T102"> esté autenticado:</text:span></text:p>
      <text:p text:style-name="P126"><text:span text:style-name="Source_20_Text"><text:span text:style-name="T102">{user &amp;&amp; &lt;Link to="/settings"&gt;Configuraciones&lt;/Link&gt;}</text:span></text:span></text:p>
      <text:p text:style-name="P123"/>
      <text:h text:style-name="P124" text:outline-level="2">🔗 4️⃣ Cómo Funciona el Flujo Internamente</text:h>
      <text:p text:style-name="P122"><text:span text:style-name="T102">Cuando el usuario hace clic en un </text:span><text:span text:style-name="Source_20_Text"><text:span text:style-name="T102">&lt;Link&gt;</text:span></text:span><text:span text:style-name="T102">:</text:span></text:p>
      <text:list text:style-name="L23">
        <text:list-item>
          <text:p text:style-name="P133">React Router intercepta la navegación.</text:p>
        </text:list-item>
        <text:list-item>
          <text:p text:style-name="P133">No recarga la página.</text:p>
        </text:list-item>
        <text:list-item>
          <text:p text:style-name="P134"><text:span text:style-name="T102">Cambia el componente renderizado dentro del </text:span><text:span text:style-name="Source_20_Text"><text:span text:style-name="T102">&lt;div id="root"&gt;</text:span></text:span><text:span text:style-name="T102">.</text:span></text:p>
        </text:list-item>
        <text:list-item>
          <text:p text:style-name="P133">Se mantiene el estado global (AuthContext).</text:p>
        </text:list-item>
      </text:list>
      <text:p text:style-name="P125">Esto permite una experiencia tipo SPA (Single Page Application).</text:p>
      <text:p text:style-name="P123"/>
      <text:h text:style-name="P135" text:outline-level="1"><text:soft-page-break/>📌 Estructura Recomendada para Crear Nuevas Secciones</text:h>
      <text:p text:style-name="P125">Para mantener el proyecto escalable y organizado:</text:p>
      <text:p text:style-name="P127"><text:span text:style-name="Source_20_Text"><text:span text:style-name="T102">src/</text:span></text:span></text:p>
      <text:p text:style-name="P128"><text:span text:style-name="Source_20_Text"><text:span text:style-name="T102"><text:s/>├── components/</text:span></text:span></text:p>
      <text:p text:style-name="P128"><text:span text:style-name="Source_20_Text"><text:span text:style-name="T102"><text:s/>├── context/</text:span></text:span></text:p>
      <text:p text:style-name="P128"><text:span text:style-name="Source_20_Text"><text:span text:style-name="T102"><text:s/>├── pages/</text:span></text:span></text:p>
      <text:p text:style-name="P128"><text:span text:style-name="Source_20_Text"><text:span text:style-name="T102"><text:s/>│ <text:s text:c="3"/>├── Home.tsx</text:span></text:span></text:p>
      <text:p text:style-name="P128"><text:span text:style-name="Source_20_Text"><text:span text:style-name="T102"><text:s/>│ <text:s text:c="3"/>├── Login.tsx</text:span></text:span></text:p>
      <text:p text:style-name="P128"><text:span text:style-name="Source_20_Text"><text:span text:style-name="T102"><text:s/>│ <text:s text:c="3"/>├── Register.tsx</text:span></text:span></text:p>
      <text:p text:style-name="P128"><text:span text:style-name="Source_20_Text"><text:span text:style-name="T102"><text:s/>│ <text:s text:c="3"/>├── Profile.tsx</text:span></text:span></text:p>
      <text:p text:style-name="P128"><text:span text:style-name="Source_20_Text"><text:span text:style-name="T102"><text:s/>│ <text:s text:c="3"/>├── Dashboard.tsx</text:span></text:span></text:p>
      <text:p text:style-name="P128"><text:span text:style-name="Source_20_Text"><text:span text:style-name="T102"><text:s/>│ <text:s text:c="3"/>├── Settings.tsx <text:s/>← Nueva página</text:span></text:span></text:p>
      <text:p text:style-name="P128"><text:span text:style-name="Source_20_Text"><text:span text:style-name="T102"><text:s/>├── lib/</text:span></text:span></text:p>
      <text:p text:style-name="P128"><text:span text:style-name="Source_20_Text"><text:span text:style-name="T102"><text:s/>├── types.ts</text:span></text:span></text:p>
      <text:p text:style-name="P128"><text:span text:style-name="Source_20_Text"><text:span text:style-name="T102"><text:s/>├── App.tsx</text:span></text:span></text:p>
      <text:p text:style-name="P130"><text:span text:style-name="Source_20_Text"><text:span text:style-name="T102"><text:s/>└── main.tsx</text:span></text:span></text:p>
      <text:p text:style-name="P125">Separar:</text:p>
      <text:list text:style-name="L24">
        <text:list-item>
          <text:p text:style-name="P136"><text:span text:style-name="Source_20_Text"><text:span text:style-name="T102">pages/</text:span></text:span><text:span text:style-name="T102"> → Vistas completas</text:span></text:p>
        </text:list-item>
        <text:list-item>
          <text:p text:style-name="P136"><text:span text:style-name="Source_20_Text"><text:span text:style-name="T102">components/</text:span></text:span><text:span text:style-name="T102"> → Componentes reutilizables</text:span></text:p>
        </text:list-item>
        <text:list-item>
          <text:p text:style-name="P136"><text:span text:style-name="Source_20_Text"><text:span text:style-name="T102">context/</text:span></text:span><text:span text:style-name="T102"> → Estado global</text:span></text:p>
        </text:list-item>
        <text:list-item>
          <text:p text:style-name="P136"><text:span text:style-name="Source_20_Text"><text:span text:style-name="T102">lib/</text:span></text:span><text:span text:style-name="T102"> → Configuraciones externas (Supabase)</text:span></text:p>
        </text:list-item>
      </text:list>
      <text:p text:style-name="P123"/>
      <text:h text:style-name="P135" text:outline-level="1">📌 Crear Rutas Anidadas (Opcional Avanzado)</text:h>
      <text:p text:style-name="P125">React Router permite rutas hijas.</text:p>
      <text:p text:style-name="P125">Ejemplo:</text:p>
      <text:p text:style-name="P127"><text:soft-page-break/><text:span text:style-name="Source_20_Text"><text:span text:style-name="T102">&lt;Route path="/dashboard" element={&lt;Dashboard /&gt;}&gt;</text:span></text:span></text:p>
      <text:p text:style-name="P128"><text:span text:style-name="Source_20_Text"><text:span text:style-name="T102"><text:s text:c="2"/>&lt;Route path="stats" element={&lt;Stats /&gt;} /&gt;</text:span></text:span></text:p>
      <text:p text:style-name="P130"><text:span text:style-name="Source_20_Text"><text:span text:style-name="T102">&lt;/Route&gt;</text:span></text:span></text:p>
      <text:p text:style-name="P125">Esto generaría:</text:p>
      <text:p text:style-name="P127"><text:span text:style-name="Source_20_Text"><text:span text:style-name="T102">/dashboard</text:span></text:span></text:p>
      <text:p text:style-name="P130"><text:span text:style-name="Source_20_Text"><text:span text:style-name="T102">/dashboard/stats</text:span></text:span></text:p>
      <text:p text:style-name="P125">Para renderizar rutas hijas dentro del componente padre se usa:</text:p>
      <text:p text:style-name="P126"><text:span text:style-name="Source_20_Text"><text:span text:style-name="T102">&lt;Outlet /&gt;</text:span></text:span></text:p>
      <text:p text:style-name="P123"/>
      <text:h text:style-name="P135" text:outline-level="1">📌 Buenas Prácticas al Crear Nuevas Rutas</text:h>
      <text:p text:style-name="P122"><text:span text:style-name="T102">✔ Usar nombres claros y en minúsculas.<text:line-break/>✔ Mantener coherencia en la estructura.<text:line-break/>✔ Proteger rutas sensibles con </text:span><text:span text:style-name="Source_20_Text"><text:span text:style-name="T102">PrivateRoute</text:span></text:span><text:span text:style-name="T102">.<text:line-break/>✔ Separar componentes grandes en subcomponentes.<text:line-break/>✔ Documentar cada nueva ruta creada.</text:span></text:p>
      <text:p text:style-name="P123"/>
      <text:h text:style-name="P135" text:outline-level="1">📌 Resumen del Proceso para Crear una Nueva Ruta</text:h>
      <text:list text:style-name="L25">
        <text:list-item>
          <text:p text:style-name="P137"><text:span text:style-name="T102">Crear el componente en </text:span><text:span text:style-name="Source_20_Text"><text:span text:style-name="T102">/pages</text:span></text:span><text:span text:style-name="T102">.</text:span></text:p>
        </text:list-item>
        <text:list-item>
          <text:p text:style-name="P137"><text:span text:style-name="T102">Importarlo en </text:span><text:span text:style-name="Source_20_Text"><text:span text:style-name="T102">App.tsx</text:span></text:span><text:span text:style-name="T102">.</text:span></text:p>
        </text:list-item>
        <text:list-item>
          <text:p text:style-name="P137"><text:span text:style-name="T102">Declarar la ruta dentro de </text:span><text:span text:style-name="Source_20_Text"><text:span text:style-name="T102">&lt;Routes&gt;</text:span></text:span><text:span text:style-name="T102">.</text:span></text:p>
        </text:list-item>
        <text:list-item>
          <text:p text:style-name="P137"><text:span text:style-name="T102">Si es privada, envolverla en </text:span><text:span text:style-name="Source_20_Text"><text:span text:style-name="T102">&lt;PrivateRoute&gt;</text:span></text:span><text:span text:style-name="T102">.</text:span></text:p>
        </text:list-item>
        <text:list-item>
          <text:p text:style-name="P137"><text:soft-page-break/><text:span text:style-name="T102">Agregar el </text:span><text:span text:style-name="Source_20_Text"><text:span text:style-name="T102">Link</text:span></text:span><text:span text:style-name="T102"> en </text:span><text:span text:style-name="Source_20_Text"><text:span text:style-name="T102">Navbar.tsx</text:span></text:span><text:span text:style-name="T102">.</text:span></text:p>
        </text:list-item>
        <text:list-item>
          <text:p text:style-name="P138">Probar navegación.</text:p>
        </text:list-item>
      </text:list>
      <text:p text:style-name="P1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WPC" svg:font-family="'Segoe WPC', 'Segoe UI',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L"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4T22:05:35.656719900</meta:creation-date>
    <dc:date>2026-02-11T15:39:52.675397500</dc:date>
    <meta:editing-duration>PT5H30M11S</meta:editing-duration>
    <meta:editing-cycles>38</meta:editing-cycles>
    <meta:generator>LibreOffice/25.2.7.2$Windows_X86_64 LibreOffice_project/5cbfd1ab6520636bb5f7b99185aa69bd7456825d</meta:generator>
    <meta:document-statistic meta:table-count="0" meta:image-count="0" meta:object-count="0" meta:page-count="20" meta:paragraph-count="399" meta:word-count="4106" meta:character-count="28724" meta:non-whitespace-character-count="23126"/>
  </office:meta>
</office:document-meta>
</file>